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>
      <style:text-properties fo:font-size="14pt" style:font-size-asian="14pt" style:font-size-complex="14pt" fo:font-weight="bold" style:font-weight-asian="bold" style:font-weight-complex="bold"/>
    </style:style>
    <style:style style:name="T5_6" style:family="text">
      <style:text-properties fo:font-size="14pt" style:font-size-asian="14pt" style:font-size-complex="14pt" fo:font-weight="bold" style:font-weight-asian="bold" style:font-weight-complex="bold"/>
    </style:style>
    <style:style style:name="T5_7" style:family="text">
      <style:text-properties fo:font-size="14pt" style:font-size-asian="14pt" style:font-size-complex="14pt" fo:font-weight="bold" style:font-weight-asian="bold" style:font-weight-complex="bold"/>
    </style:style>
    <style:style style:name="T5_8" style:family="text">
      <style:text-properties fo:font-size="14pt" style:font-size-asian="14pt" style:font-size-complex="14pt" fo:font-weight="bold" style:font-weight-asian="bold" style:font-weight-complex="bold"/>
    </style:style>
    <style:style style:name="T5_9" style:family="text">
      <style:text-properties fo:font-size="14pt" style:font-size-asian="14pt" style:font-size-complex="14pt" fo:font-weight="bold" style:font-weight-asian="bold" style:font-weight-complex="bold"/>
    </style:style>
    <style:style style:name="T5_10" style:family="text">
      <style:text-properties fo:font-size="14pt" style:font-size-asian="14pt" style:font-size-complex="14pt" fo:font-weight="bold" style:font-weight-asian="bold" style:font-weight-complex="bold"/>
    </style:style>
    <style:style style:name="T5_11" style:family="text"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Heading_20_1">
      <style:paragraph-properties fo:break-before="auto" fo:line-height="115%" fo:margin-top="0.847cm" fo:margin-bottom="0.212cm" style:writing-mode="lr-tb"/>
    </style:style>
    <style:style style:name="T6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6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137cm"/>
    </style:style>
    <style:style style:name="Column2" style:family="table-column">
      <style:table-column-properties style:column-width="8.37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Heading_20_1">
      <style:paragraph-properties fo:break-before="auto" fo:line-height="115%" fo:margin-top="0.847cm" fo:margin-bottom="0.212cm" style:writing-mode="lr-tb"/>
    </style:style>
    <style:style style:name="T21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fo:text-indent="1.27cm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P26" style:family="paragraph" style:parent-style-name="Standard">
      <style:paragraph-properties fo:break-before="auto" fo:text-indent="1.27cm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>
      <style:text-properties fo:font-size="12pt" style:font-size-asian="12pt" style:font-size-complex="12pt"/>
    </style:style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T28_8" style:family="text">
      <style:text-properties fo:background-color="#ffffff"/>
    </style:style>
    <style:style style:name="T28_9" style:family="text">
      <style:text-properties fo:background-color="#ffffff"/>
    </style:style>
    <style:style style:name="T28_10" style:family="text">
      <style:text-properties fo:background-color="#ffffff"/>
    </style:style>
    <style:style style:name="T28_11" style:family="text">
      <style:text-properties fo:background-color="#ffffff"/>
    </style:style>
    <style:style style:name="T28_12" style:family="text">
      <style:text-properties fo:background-color="#ffffff"/>
    </style:style>
    <style:style style:name="T28_13" style:family="text">
      <style:text-properties fo:background-color="#ffffff"/>
    </style:style>
    <style:style style:name="T28_14" style:family="text">
      <style:text-properties fo:background-color="#ffffff"/>
    </style:style>
    <style:style style:name="T28_15" style:family="text">
      <style:text-properties fo:background-color="#ffffff"/>
    </style:style>
    <style:style style:name="T28_16" style:family="text">
      <style:text-properties fo:background-color="#ffffff"/>
    </style:style>
    <style:style style:name="T28_17" style:family="text">
      <style:text-properties fo:background-color="#ffffff"/>
    </style:style>
    <style:style style:name="T28_18" style:family="text">
      <style:text-properties fo:background-color="#ffffff"/>
    </style:style>
    <style:style style:name="T28_19" style:family="text">
      <style:text-properties fo:background-color="#ffffff"/>
    </style:style>
    <style:style style:name="T28_20" style:family="text">
      <style:text-properties fo:background-color="#ffffff"/>
    </style:style>
    <style:style style:name="T28_21" style:family="text">
      <style:text-properties fo:background-color="#ffffff"/>
    </style:style>
    <style:style style:name="T28_22" style:family="text">
      <style:text-properties fo:background-color="#ffffff"/>
    </style:style>
    <style:style style:name="T28_23" style:family="text">
      <style:text-properties fo:background-color="#ffffff"/>
    </style:style>
    <style:style style:name="T28_24" style:family="text">
      <style:text-properties fo:background-color="#ffffff"/>
    </style:style>
    <style:style style:name="T28_25" style:family="text">
      <style:text-properties fo:background-color="#ffffff"/>
    </style:style>
    <style:style style:name="T28_26" style:family="text">
      <style:text-properties fo:background-color="#ffffff"/>
    </style:style>
    <style:style style:name="T28_27" style:family="text">
      <style:text-properties fo:background-color="#ffffff"/>
    </style:style>
    <style:style style:name="T28_28" style:family="text">
      <style:text-properties fo:background-color="#ffffff"/>
    </style:style>
    <style:style style:name="T28_29" style:family="text">
      <style:text-properties fo:background-color="#ffffff"/>
    </style:style>
    <style:style style:name="T28_30" style:family="text">
      <style:text-properties fo:background-color="#ffffff"/>
    </style:style>
    <style:style style:name="T28_31" style:family="text">
      <style:text-properties fo:background-color="#ffffff"/>
    </style:style>
    <style:style style:name="T28_32" style:family="text">
      <style:text-properties fo:background-color="#ffffff"/>
    </style:style>
    <style:style style:name="T28_33" style:family="text">
      <style:text-properties fo:background-color="#ffffff"/>
    </style:style>
    <style:style style:name="T28_34" style:family="text">
      <style:text-properties fo:background-color="#ffffff"/>
    </style:style>
    <style:style style:name="T28_35" style:family="text">
      <style:text-properties fo:background-color="#ffffff"/>
    </style:style>
    <style:style style:name="T28_36" style:family="text">
      <style:text-properties fo:background-color="#ffffff"/>
    </style:style>
    <style:style style:name="T28_37" style:family="text">
      <style:text-properties fo:background-color="#ffffff"/>
    </style:style>
    <style:style style:name="T28_38" style:family="text">
      <style:text-properties fo:background-color="#ffffff"/>
    </style:style>
    <style:style style:name="T28_39" style:family="text">
      <style:text-properties fo:background-color="#ffffff"/>
    </style:style>
    <style:style style:name="T28_40" style:family="text">
      <style:text-properties fo:background-color="#ffffff"/>
    </style:style>
    <style:style style:name="T28_41" style:family="text">
      <style:text-properties fo:background-color="#ffffff"/>
    </style:style>
    <style:style style:name="T28_42" style:family="text">
      <style:text-properties fo:background-color="#ffffff"/>
    </style:style>
    <style:style style:name="T28_43" style:family="text">
      <style:text-properties fo:background-color="#ffffff"/>
    </style:style>
    <style:style style:name="T28_44" style:family="text">
      <style:text-properties fo:background-color="#ffffff"/>
    </style:style>
    <style:style style:name="T28_45" style:family="text">
      <style:text-properties fo:background-color="#ffffff"/>
    </style:style>
    <style:style style:name="T28_46" style:family="text">
      <style:text-properties fo:background-color="#ffffff"/>
    </style:style>
    <style:style style:name="T28_47" style:family="text">
      <style:text-properties fo:background-color="#ffffff"/>
    </style:style>
    <style:style style:name="T28_48" style:family="text">
      <style:text-properties fo:background-color="#ffffff"/>
    </style:style>
    <style:style style:name="T28_49" style:family="text">
      <style:text-properties fo:background-color="#ffffff"/>
    </style:style>
    <style:style style:name="T28_50" style:family="text">
      <style:text-properties fo:background-color="#ffffff"/>
    </style:style>
    <style:style style:name="T28_51" style:family="text">
      <style:text-properties fo:background-color="#ffffff"/>
    </style:style>
    <style:style style:name="T28_52" style:family="text">
      <style:text-properties fo:background-color="#ffffff"/>
    </style:style>
    <style:style style:name="T28_53" style:family="text">
      <style:text-properties fo:background-color="#ffffff"/>
    </style:style>
    <style:style style:name="T28_54" style:family="text">
      <style:text-properties fo:background-color="#ffffff"/>
    </style:style>
    <style:style style:name="T28_55" style:family="text">
      <style:text-properties fo:background-color="#ffffff"/>
    </style:style>
    <style:style style:name="T28_56" style:family="text">
      <style:text-properties fo:background-color="#ffffff"/>
    </style:style>
    <style:style style:name="T28_57" style:family="text">
      <style:text-properties fo:background-color="#ffffff"/>
    </style:style>
    <style:style style:name="T28_58" style:family="text">
      <style:text-properties fo:background-color="#ffffff"/>
    </style:style>
    <style:style style:name="T28_59" style:family="text">
      <style:text-properties fo:background-color="#ffffff"/>
    </style:style>
    <style:style style:name="T28_60" style:family="text">
      <style:text-properties fo:background-color="#ffffff"/>
    </style:style>
    <style:style style:name="T28_61" style:family="text">
      <style:text-properties fo:background-color="#ffffff"/>
    </style:style>
    <style:style style:name="T28_62" style:family="text">
      <style:text-properties fo:background-color="#ffffff"/>
    </style:style>
    <style:style style:name="T28_63" style:family="text">
      <style:text-properties fo:background-color="#ffffff"/>
    </style:style>
    <style:style style:name="T28_64" style:family="text">
      <style:text-properties fo:background-color="#ffffff"/>
    </style:style>
    <style:style style:name="T28_65" style:family="text">
      <style:text-properties fo:background-color="#ffffff"/>
    </style:style>
    <style:style style:name="T28_66" style:family="text">
      <style:text-properties fo:background-color="#ffffff"/>
    </style:style>
    <style:style style:name="T28_67" style:family="text">
      <style:text-properties fo:background-color="#ffffff"/>
    </style:style>
    <style:style style:name="T28_68" style:family="text">
      <style:text-properties fo:background-color="#ffffff"/>
    </style:style>
    <style:style style:name="T28_69" style:family="text">
      <style:text-properties fo:background-color="#ffffff"/>
    </style:style>
    <style:style style:name="T28_70" style:family="text">
      <style:text-properties fo:background-color="#ffffff"/>
    </style:style>
    <style:style style:name="T28_71" style:family="text">
      <style:text-properties fo:background-color="#ffffff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text-indent="0cm" fo:line-height="115%" fo:margin-lef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41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8pt" style:font-size-asian="18pt" style:font-size-complex="18pt" fo:font-weight="bold" style:font-weight-asian="bold" style:font-weight-complex="bold"/>
    </style:style>
    <style:style style:name="T50_2" style:family="text">
      <style:text-properties fo:font-size="18pt" style:font-size-asian="18pt" style:font-size-complex="18pt" fo:font-weight="bold" style:font-weight-asian="bold" style:font-weight-complex="bold"/>
    </style:style>
    <style:style style:name="T50_3" style:family="text">
      <style:text-properties fo:font-size="18pt" style:font-size-asian="18pt" style:font-size-complex="18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9.613cm"/>
    </style:style>
    <style:style style:name="Column4" style:family="table-column">
      <style:table-column-properties style:column-width="6.897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Heading_20_1">
      <style:paragraph-properties fo:break-before="auto" fo:line-height="115%" fo:margin-top="0.847cm" fo:margin-bottom="0.212cm" style:writing-mode="lr-tb"/>
    </style:style>
    <style:style style:name="T96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96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0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0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0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P107" style:family="paragraph" style:parent-style-name="Heading_20_1">
      <style:paragraph-properties fo:break-before="auto" fo:line-height="115%" fo:margin-top="0.847cm" fo:margin-bottom="0.212cm" style:writing-mode="lr-tb"/>
    </style:style>
    <style:style style:name="T107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7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7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7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font-name="Times New Roman" style:font-name-asian="Times New Roman" style:font-name-complex="Times New Roman"/>
    </style:style>
    <style:style style:name="T108_2" style:family="text">
      <style:text-properties style:font-name="Times New Roman" style:font-name-asian="Times New Roman" style:font-name-complex="Times New Roman"/>
    </style:style>
    <style:style style:name="T108_3" style:family="text">
      <style:text-properties style:font-name="Times New Roman" style:font-name-asian="Times New Roman" style:font-name-complex="Times New Roman"/>
    </style:style>
    <style:style style:name="T108_4" style:family="text">
      <style:text-properties style:font-name="Times New Roman" style:font-name-asian="Times New Roman" style:font-name-complex="Times New Roman"/>
    </style:style>
    <style:style style:name="T108_5" style:family="text">
      <style:text-properties style:font-name="Times New Roman" style:font-name-asian="Times New Roman" style:font-name-complex="Times New Roman"/>
    </style:style>
    <style:style style:name="T108_6" style:family="text">
      <style:text-properties style:font-name="Times New Roman" style:font-name-asian="Times New Roman" style:font-name-complex="Times New Roman"/>
    </style:style>
    <style:style style:name="T108_7" style:family="text">
      <style:text-properties style:font-name="Times New Roman" style:font-name-asian="Times New Roman" style:font-name-complex="Times New Roman"/>
    </style:style>
    <style:style style:name="T108_8" style:family="text">
      <style:text-properties style:font-name="Times New Roman" style:font-name-asian="Times New Roman" style:font-name-complex="Times New Roman"/>
    </style:style>
    <style:style style:name="T108_9" style:family="text">
      <style:text-properties style:font-name="Times New Roman" style:font-name-asian="Times New Roman" style:font-name-complex="Times New Roman"/>
    </style:style>
    <style:style style:name="T108_10" style:family="text">
      <style:text-properties style:font-name="Times New Roman" style:font-name-asian="Times New Roman" style:font-name-complex="Times New Roman"/>
    </style:style>
    <style:style style:name="T108_11" style:family="text">
      <style:text-properties style:font-name="Times New Roman" style:font-name-asian="Times New Roman" style:font-name-complex="Times New Roman"/>
    </style:style>
    <style:style style:name="T108_12" style:family="text">
      <style:text-properties style:font-name="Times New Roman" style:font-name-asian="Times New Roman" style:font-name-complex="Times New Roman"/>
    </style:style>
    <style:style style:name="T108_13" style:family="text">
      <style:text-properties style:font-name="Times New Roman" style:font-name-asian="Times New Roman" style:font-name-complex="Times New Roman"/>
    </style:style>
    <style:style style:name="T108_14" style:family="text">
      <style:text-properties style:font-name="Times New Roman" style:font-name-asian="Times New Roman" style:font-name-complex="Times New Roman"/>
    </style:style>
    <style:style style:name="T108_15" style:family="text">
      <style:text-properties style:font-name="Times New Roman" style:font-name-asian="Times New Roman" style:font-name-complex="Times New Roman"/>
    </style:style>
    <style:style style:name="T108_16" style:family="text">
      <style:text-properties style:font-name="Times New Roman" style:font-name-asian="Times New Roman" style:font-name-complex="Times New Roman"/>
    </style:style>
    <style:style style:name="T108_17" style:family="text">
      <style:text-properties style:font-name="Times New Roman" style:font-name-asian="Times New Roman" style:font-name-complex="Times New Roman"/>
    </style:style>
    <style:style style:name="T108_18" style:family="text">
      <style:text-properties style:font-name="Times New Roman" style:font-name-asian="Times New Roman" style:font-name-complex="Times New Roman"/>
    </style:style>
    <style:style style:name="T108_19" style:family="text">
      <style:text-properties style:font-name="Times New Roman" style:font-name-asian="Times New Roman" style:font-name-complex="Times New Roman"/>
    </style:style>
    <style:style style:name="T108_20" style:family="text">
      <style:text-properties style:font-name="Times New Roman" style:font-name-asian="Times New Roman" style:font-name-complex="Times New Roman"/>
    </style:style>
    <style:style style:name="T108_21" style:family="text">
      <style:text-properties style:font-name="Times New Roman" style:font-name-asian="Times New Roman" style:font-name-complex="Times New Roman"/>
    </style:style>
    <style:style style:name="T108_22" style:family="text">
      <style:text-properties style:font-name="Times New Roman" style:font-name-asian="Times New Roman" style:font-name-complex="Times New Roman"/>
    </style:style>
    <style:style style:name="T108_23" style:family="text">
      <style:text-properties style:font-name="Times New Roman" style:font-name-asian="Times New Roman" style:font-name-complex="Times New Roman"/>
    </style:style>
    <style:style style:name="T108_24" style:family="text">
      <style:text-properties style:font-name="Times New Roman" style:font-name-asian="Times New Roman" style:font-name-complex="Times New Roman"/>
    </style:style>
    <style:style style:name="T108_25" style:family="text">
      <style:text-properties style:font-name="Times New Roman" style:font-name-asian="Times New Roman" style:font-name-complex="Times New Roman"/>
    </style:style>
    <style:style style:name="T108_26" style:family="text">
      <style:text-properties style:font-name="Times New Roman" style:font-name-asian="Times New Roman" style:font-name-complex="Times New Roman"/>
    </style:style>
    <style:style style:name="T108_27" style:family="text">
      <style:text-properties style:font-name="Times New Roman" style:font-name-asian="Times New Roman" style:font-name-complex="Times New Roman"/>
    </style:style>
    <style:style style:name="T108_28" style:family="text">
      <style:text-properties style:font-name="Times New Roman" style:font-name-asian="Times New Roman" style:font-name-complex="Times New Roman"/>
    </style:style>
    <style:style style:name="T108_29" style:family="text">
      <style:text-properties style:font-name="Times New Roman" style:font-name-asian="Times New Roman" style:font-name-complex="Times New Roman"/>
    </style:style>
    <style:style style:name="T108_30" style:family="text">
      <style:text-properties style:font-name="Times New Roman" style:font-name-asian="Times New Roman" style:font-name-complex="Times New Roman"/>
    </style:style>
    <style:style style:name="T108_31" style:family="text">
      <style:text-properties style:font-name="Times New Roman" style:font-name-asian="Times New Roman" style:font-name-complex="Times New Roman"/>
    </style:style>
    <style:style style:name="T108_32" style:family="text">
      <style:text-properties style:font-name="Times New Roman" style:font-name-asian="Times New Roman" style:font-name-complex="Times New Roman"/>
    </style:style>
    <style:style style:name="T108_33" style:family="text">
      <style:text-properties style:font-name="Times New Roman" style:font-name-asian="Times New Roman" style:font-name-complex="Times New Roman"/>
    </style:style>
    <style:style style:name="T108_34" style:family="text">
      <style:text-properties style:font-name="Times New Roman" style:font-name-asian="Times New Roman" style:font-name-complex="Times New Roman"/>
    </style:style>
    <style:style style:name="T108_35" style:family="text">
      <style:text-properties style:font-name="Times New Roman" style:font-name-asian="Times New Roman" style:font-name-complex="Times New Roman"/>
    </style:style>
    <style:style style:name="T108_36" style:family="text">
      <style:text-properties style:font-name="Times New Roman" style:font-name-asian="Times New Roman" style:font-name-complex="Times New Roman"/>
    </style:style>
    <style:style style:name="T108_37" style:family="text">
      <style:text-properties style:font-name="Times New Roman" style:font-name-asian="Times New Roman" style:font-name-complex="Times New Roman"/>
    </style:style>
    <style:style style:name="T108_38" style:family="text">
      <style:text-properties style:font-name="Times New Roman" style:font-name-asian="Times New Roman" style:font-name-complex="Times New Roman"/>
    </style:style>
    <style:style style:name="T108_39" style:family="text">
      <style:text-properties style:font-name="Times New Roman" style:font-name-asian="Times New Roman" style:font-name-complex="Times New Roman"/>
    </style:style>
    <style:style style:name="T108_40" style:family="text">
      <style:text-properties style:font-name="Times New Roman" style:font-name-asian="Times New Roman" style:font-name-complex="Times New Roman"/>
    </style:style>
    <style:style style:name="T108_41" style:family="text">
      <style:text-properties style:font-name="Times New Roman" style:font-name-asian="Times New Roman" style:font-name-complex="Times New Roman"/>
    </style:style>
    <style:style style:name="T108_42" style:family="text">
      <style:text-properties style:font-name="Times New Roman" style:font-name-asian="Times New Roman" style:font-name-complex="Times New Roman"/>
    </style:style>
    <style:style style:name="T108_43" style:family="text">
      <style:text-properties style:font-name="Times New Roman" style:font-name-asian="Times New Roman" style:font-name-complex="Times New Roman"/>
    </style:style>
    <style:style style:name="T108_44" style:family="text">
      <style:text-properties style:font-name="Times New Roman" style:font-name-asian="Times New Roman" style:font-name-complex="Times New Roman"/>
    </style:style>
    <style:style style:name="T108_45" style:family="text">
      <style:text-properties style:font-name="Times New Roman" style:font-name-asian="Times New Roman" style:font-name-complex="Times New Roman"/>
    </style:style>
    <style:style style:name="T108_46" style:family="text">
      <style:text-properties style:font-name="Times New Roman" style:font-name-asian="Times New Roman" style:font-name-complex="Times New Roman"/>
    </style:style>
    <style:style style:name="T108_47" style:family="text">
      <style:text-properties style:font-name="Times New Roman" style:font-name-asian="Times New Roman" style:font-name-complex="Times New Roman"/>
    </style:style>
    <style:style style:name="T108_48" style:family="text">
      <style:text-properties style:font-name="Times New Roman" style:font-name-asian="Times New Roman" style:font-name-complex="Times New Roman"/>
    </style:style>
    <style:style style:name="T108_49" style:family="text">
      <style:text-properties style:font-name="Times New Roman" style:font-name-asian="Times New Roman" style:font-name-complex="Times New Roman"/>
    </style:style>
    <style:style style:name="T108_50" style:family="text">
      <style:text-properties style:font-name="Times New Roman" style:font-name-asian="Times New Roman" style:font-name-complex="Times New Roman"/>
    </style:style>
    <style:style style:name="T108_51" style:family="text">
      <style:text-properties style:font-name="Times New Roman" style:font-name-asian="Times New Roman" style:font-name-complex="Times New Roman"/>
    </style:style>
    <style:style style:name="T108_52" style:family="text">
      <style:text-properties style:font-name="Times New Roman" style:font-name-asian="Times New Roman" style:font-name-complex="Times New Roman"/>
    </style:style>
    <style:style style:name="T108_53" style:family="text">
      <style:text-properties style:font-name="Times New Roman" style:font-name-asian="Times New Roman" style:font-name-complex="Times New Roman"/>
    </style:style>
    <style:style style:name="T108_54" style:family="text">
      <style:text-properties style:font-name="Times New Roman" style:font-name-asian="Times New Roman" style:font-name-complex="Times New Roman"/>
    </style:style>
    <style:style style:name="T108_55" style:family="text">
      <style:text-properties style:font-name="Times New Roman" style:font-name-asian="Times New Roman" style:font-name-complex="Times New Roman"/>
    </style:style>
    <style:style style:name="T108_56" style:family="text">
      <style:text-properties style:font-name="Times New Roman" style:font-name-asian="Times New Roman" style:font-name-complex="Times New Roman"/>
    </style:style>
    <style:style style:name="T108_57" style:family="text">
      <style:text-properties style:font-name="Times New Roman" style:font-name-asian="Times New Roman" style:font-name-complex="Times New Roman"/>
    </style:style>
    <style:style style:name="T108_58" style:family="text">
      <style:text-properties style:font-name="Times New Roman" style:font-name-asian="Times New Roman" style:font-name-complex="Times New Roman"/>
    </style:style>
    <style:style style:name="T108_59" style:family="text">
      <style:text-properties style:font-name="Times New Roman" style:font-name-asian="Times New Roman" style:font-name-complex="Times New Roman"/>
    </style:style>
    <style:style style:name="T108_60" style:family="text">
      <style:text-properties style:font-name="Times New Roman" style:font-name-asian="Times New Roman" style:font-name-complex="Times New Roman"/>
    </style:style>
    <style:style style:name="T108_61" style:family="text">
      <style:text-properties style:font-name="Times New Roman" style:font-name-asian="Times New Roman" style:font-name-complex="Times New Roman"/>
    </style:style>
    <style:style style:name="T108_62" style:family="text">
      <style:text-properties style:font-name="Times New Roman" style:font-name-asian="Times New Roman" style:font-name-complex="Times New Roman"/>
    </style:style>
    <style:style style:name="T108_63" style:family="text">
      <style:text-properties style:font-name="Times New Roman" style:font-name-asian="Times New Roman" style:font-name-complex="Times New Roman"/>
    </style:style>
    <style:style style:name="T108_64" style:family="text">
      <style:text-properties style:font-name="Times New Roman" style:font-name-asian="Times New Roman" style:font-name-complex="Times New Roman"/>
    </style:style>
    <style:style style:name="T108_65" style:family="text">
      <style:text-properties style:font-name="Times New Roman" style:font-name-asian="Times New Roman" style:font-name-complex="Times New Roman"/>
    </style:style>
    <style:style style:name="T108_66" style:family="text">
      <style:text-properties style:font-name="Times New Roman" style:font-name-asian="Times New Roman" style:font-name-complex="Times New Roman"/>
    </style:style>
    <style:style style:name="T108_67" style:family="text">
      <style:text-properties style:font-name="Times New Roman" style:font-name-asian="Times New Roman" style:font-name-complex="Times New Roman"/>
    </style:style>
    <style:style style:name="T108_68" style:family="text">
      <style:text-properties style:font-name="Times New Roman" style:font-name-asian="Times New Roman" style:font-name-complex="Times New Roman"/>
    </style:style>
    <style:style style:name="T108_69" style:family="text">
      <style:text-properties style:font-name="Times New Roman" style:font-name-asian="Times New Roman" style:font-name-complex="Times New Roman"/>
    </style:style>
    <style:style style:name="T108_70" style:family="text">
      <style:text-properties style:font-name="Times New Roman" style:font-name-asian="Times New Roman" style:font-name-complex="Times New Roman"/>
    </style:style>
    <style:style style:name="T108_71" style:family="text">
      <style:text-properties style:font-name="Times New Roman" style:font-name-asian="Times New Roman" style:font-name-complex="Times New Roman"/>
    </style:style>
    <style:style style:name="T108_72" style:family="text">
      <style:text-properties style:font-name="Times New Roman" style:font-name-asian="Times New Roman" style:font-name-complex="Times New Roman"/>
    </style:style>
    <style:style style:name="T108_73" style:family="text">
      <style:text-properties style:font-name="Times New Roman" style:font-name-asian="Times New Roman" style:font-name-complex="Times New Roman"/>
    </style:style>
    <style:style style:name="T108_74" style:family="text">
      <style:text-properties style:font-name="Times New Roman" style:font-name-asian="Times New Roman" style:font-name-complex="Times New Roman"/>
    </style:style>
    <style:style style:name="T108_75" style:family="text">
      <style:text-properties style:font-name="Times New Roman" style:font-name-asian="Times New Roman" style:font-name-complex="Times New Roman"/>
    </style:style>
    <style:style style:name="T108_76" style:family="text">
      <style:text-properties style:font-name="Times New Roman" style:font-name-asian="Times New Roman" style:font-name-complex="Times New Roman"/>
    </style:style>
    <style:style style:name="T108_77" style:family="text">
      <style:text-properties style:font-name="Times New Roman" style:font-name-asian="Times New Roman" style:font-name-complex="Times New Roman"/>
    </style:style>
    <style:style style:name="T108_78" style:family="text">
      <style:text-properties style:font-name="Times New Roman" style:font-name-asian="Times New Roman" style:font-name-complex="Times New Roman"/>
    </style:style>
    <style:style style:name="T108_79" style:family="text">
      <style:text-properties style:font-name="Times New Roman" style:font-name-asian="Times New Roman" style:font-name-complex="Times New Roman"/>
    </style:style>
    <style:style style:name="T108_80" style:family="text">
      <style:text-properties style:font-name="Times New Roman" style:font-name-asian="Times New Roman" style:font-name-complex="Times New Roman"/>
    </style:style>
    <style:style style:name="T108_81" style:family="text">
      <style:text-properties style:font-name="Times New Roman" style:font-name-asian="Times New Roman" style:font-name-complex="Times New Roman"/>
    </style:style>
    <style:style style:name="T108_82" style:family="text">
      <style:text-properties style:font-name="Times New Roman" style:font-name-asian="Times New Roman" style:font-name-complex="Times New Roman"/>
    </style:style>
    <style:style style:name="T108_83" style:family="text">
      <style:text-properties style:font-name="Times New Roman" style:font-name-asian="Times New Roman" style:font-name-complex="Times New Roman"/>
    </style:style>
    <style:style style:name="T108_84" style:family="text">
      <style:text-properties style:font-name="Times New Roman" style:font-name-asian="Times New Roman" style:font-name-complex="Times New Roman"/>
    </style:style>
    <style:style style:name="T108_85" style:family="text">
      <style:text-properties style:font-name="Times New Roman" style:font-name-asian="Times New Roman" style:font-name-complex="Times New Roman"/>
    </style:style>
    <style:style style:name="T108_86" style:family="text">
      <style:text-properties style:font-name="Times New Roman" style:font-name-asian="Times New Roman" style:font-name-complex="Times New Roman"/>
    </style:style>
    <style:style style:name="T108_87" style:family="text">
      <style:text-properties style:font-name="Times New Roman" style:font-name-asian="Times New Roman" style:font-name-complex="Times New Roman"/>
    </style:style>
    <style:style style:name="T108_88" style:family="text">
      <style:text-properties style:font-name="Times New Roman" style:font-name-asian="Times New Roman" style:font-name-complex="Times New Roman"/>
    </style:style>
    <style:style style:name="T108_89" style:family="text">
      <style:text-properties style:font-name="Times New Roman" style:font-name-asian="Times New Roman" style:font-name-complex="Times New Roman"/>
    </style:style>
    <style:style style:name="T108_90" style:family="text">
      <style:text-properties style:font-name="Times New Roman" style:font-name-asian="Times New Roman" style:font-name-complex="Times New Roman"/>
    </style:style>
    <style:style style:name="T108_91" style:family="text">
      <style:text-properties style:font-name="Times New Roman" style:font-name-asian="Times New Roman" style:font-name-complex="Times New Roman"/>
    </style:style>
    <style:style style:name="T108_92" style:family="text">
      <style:text-properties style:font-name="Times New Roman" style:font-name-asian="Times New Roman" style:font-name-complex="Times New Roman"/>
    </style:style>
    <style:style style:name="T108_93" style:family="text">
      <style:text-properties style:font-name="Times New Roman" style:font-name-asian="Times New Roman" style:font-name-complex="Times New Roman"/>
    </style:style>
    <style:style style:name="T108_94" style:family="text">
      <style:text-properties style:font-name="Times New Roman" style:font-name-asian="Times New Roman" style:font-name-complex="Times New Roman"/>
    </style:style>
    <style:style style:name="T108_95" style:family="text">
      <style:text-properties style:font-name="Times New Roman" style:font-name-asian="Times New Roman" style:font-name-complex="Times New Roman"/>
    </style:style>
    <style:style style:name="T108_96" style:family="text">
      <style:text-properties style:font-name="Times New Roman" style:font-name-asian="Times New Roman" style:font-name-complex="Times New Roman"/>
    </style:style>
    <style:style style:name="T108_97" style:family="text">
      <style:text-properties style:font-name="Times New Roman" style:font-name-asian="Times New Roman" style:font-name-complex="Times New Roman"/>
    </style:style>
    <style:style style:name="T108_98" style:family="text">
      <style:text-properties style:font-name="Times New Roman" style:font-name-asian="Times New Roman" style:font-name-complex="Times New Roman"/>
    </style:style>
    <style:style style:name="T108_99" style:family="text">
      <style:text-properties style:font-name="Times New Roman" style:font-name-asian="Times New Roman" style:font-name-complex="Times New Roman"/>
    </style:style>
    <style:style style:name="T108_100" style:family="text">
      <style:text-properties style:font-name="Times New Roman" style:font-name-asian="Times New Roman" style:font-name-complex="Times New Roman"/>
    </style:style>
    <style:style style:name="T108_101" style:family="text">
      <style:text-properties style:font-name="Times New Roman" style:font-name-asian="Times New Roman" style:font-name-complex="Times New Roman"/>
    </style:style>
    <style:style style:name="T108_102" style:family="text">
      <style:text-properties style:font-name="Times New Roman" style:font-name-asian="Times New Roman" style:font-name-complex="Times New Roman"/>
    </style:style>
    <style:style style:name="T108_103" style:family="text">
      <style:text-properties style:font-name="Times New Roman" style:font-name-asian="Times New Roman" style:font-name-complex="Times New Roman"/>
    </style:style>
    <style:style style:name="T108_104" style:family="text">
      <style:text-properties style:font-name="Times New Roman" style:font-name-asian="Times New Roman" style:font-name-complex="Times New Roman"/>
    </style:style>
    <style:style style:name="T108_105" style:family="text">
      <style:text-properties style:font-name="Times New Roman" style:font-name-asian="Times New Roman" style:font-name-complex="Times New Roman"/>
    </style:style>
    <style:style style:name="T108_106" style:family="text">
      <style:text-properties style:font-name="Times New Roman" style:font-name-asian="Times New Roman" style:font-name-complex="Times New Roman"/>
    </style:style>
    <style:style style:name="T108_107" style:family="text">
      <style:text-properties style:font-name="Times New Roman" style:font-name-asian="Times New Roman" style:font-name-complex="Times New Roman"/>
    </style:style>
    <style:style style:name="T108_108" style:family="text">
      <style:text-properties style:font-name="Times New Roman" style:font-name-asian="Times New Roman" style:font-name-complex="Times New Roman"/>
    </style:style>
    <style:style style:name="T108_109" style:family="text">
      <style:text-properties style:font-name="Times New Roman" style:font-name-asian="Times New Roman" style:font-name-complex="Times New Roman"/>
    </style:style>
    <style:style style:name="T108_110" style:family="text">
      <style:text-properties style:font-name="Times New Roman" style:font-name-asian="Times New Roman" style:font-name-complex="Times New Roman"/>
    </style:style>
    <style:style style:name="T108_111" style:family="text">
      <style:text-properties style:font-name="Times New Roman" style:font-name-asian="Times New Roman" style:font-name-complex="Times New Roman"/>
    </style:style>
    <style:style style:name="T108_112" style:family="text">
      <style:text-properties style:font-name="Times New Roman" style:font-name-asian="Times New Roman" style:font-name-complex="Times New Roman"/>
    </style:style>
    <style:style style:name="T108_113" style:family="text">
      <style:text-properties style:font-name="Times New Roman" style:font-name-asian="Times New Roman" style:font-name-complex="Times New Roman"/>
    </style:style>
    <style:style style:name="T108_114" style:family="text">
      <style:text-properties style:font-name="Times New Roman" style:font-name-asian="Times New Roman" style:font-name-complex="Times New Roman"/>
    </style:style>
    <style:style style:name="T108_115" style:family="text">
      <style:text-properties style:font-name="Times New Roman" style:font-name-asian="Times New Roman" style:font-name-complex="Times New Roman"/>
    </style:style>
    <style:style style:name="T108_116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TeamName</text:span><text:span text:style-name="T1_2"><text:s/>:<text:s/></text:span><text:span text:style-name="T1_3">Undone</text:span><text:span text:style-name="T1_4"><text:s/></text:span><text:span text:style-name="T1_5">Team</text:span><text:span text:style-name="T1_6"><text:s text:c="2"/></text:span><text:span text:style-name="T1_7">Mobile</text:span><text:span text:style-name="T1_8"><text:s/>/<text:s/></text:span><text:span text:style-name="T1_9">Tablet</text:span><text:span text:style-name="T1_10"><text:s/></text:span><text:span text:style-name="T1_11">computer</text:span><text:span text:style-name="T1_12"><text:s/></text:span><text:span text:style-name="T1_13">POS</text:span><text:span text:style-name="T1_14"><text:s/></text:span><text:span text:style-name="T1_15">System</text:span><text:span text:style-name="T1_16"><text:s text:c="16"/></text:span><text:span text:style-name="T1_17">Date</text:span><text:span text:style-name="T1_18">:<text:s/>16<text:s/>/<text:s/>9<text:s/>/<text:s/>2013</text:span></text:p>
      <text:p text:style-name="P2"><text:span text:style-name="T2_1">Plan</text:span><text:span text:style-name="T2_2"><text:s/></text:span><text:span text:style-name="T2_3">for</text:span><text:span text:style-name="T2_4"><text:s/>&lt;</text:span><text:span text:style-name="T2_5">Iteration</text:span><text:span text:style-name="T2_6">&gt;<text:tab/><text:tab/><text:tab/><text:tab/><text:tab/><text:tab/><text:tab/><text:tab/><text:tab/><text:tab/></text:span><text:span text:style-name="T2_7">Page</text:span><text:span text:style-name="T2_8"><text:s/>1</text:span></text:p>
      <text:p text:style-name="P3"/>
      <text:p text:style-name="P4"><text:span text:style-name="T4_1">Mobile</text:span><text:span text:style-name="T4_2"><text:s/>/<text:s/></text:span><text:span text:style-name="T4_3">Tablet</text:span><text:span text:style-name="T4_4"><text:s/></text:span><text:span text:style-name="T4_5">computer</text:span><text:span text:style-name="T4_6"><text:s/></text:span><text:span text:style-name="T4_7">POS</text:span><text:span text:style-name="T4_8"><text:s/></text:span><text:span text:style-name="T4_9">System</text:span></text:p>
      <text:p text:style-name="P5"><text:span text:style-name="T5_1">Iteration</text:span><text:span text:style-name="T5_2"><text:s/></text:span><text:span text:style-name="T5_3">Plan</text:span><text:span text:style-name="T5_4"><text:s/></text:span><text:span text:style-name="T5_5">for</text:span><text:span text:style-name="T5_6"><text:s/></text:span><text:span text:style-name="T5_7">The</text:span><text:span text:style-name="T5_8"><text:s/></text:span><text:span text:style-name="T5_9">Inventory</text:span><text:span text:style-name="T5_10"><text:s/></text:span><text:span text:style-name="T5_11">System</text:span></text:p>
      <text:h text:style-name="P6" text:outline-level="10"><text:bookmark-start text:name="h.z11c62dks7d8"/><text:bookmark-end text:name="h.z11c62dks7d8"/><text:span text:style-name="T6_1">1.</text:span><text:span text:style-name="T6_2">Milestones</text:span></text:h>
      <text:p text:style-name="P7"><text:span text:style-name="T7_1"><text:tab/></text:span></text:p>
      <text:p text:style-name="P8"><text:span text:style-name="T8_1"><text:tab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<text:tab/><text:tab/><text:tab/><text:tab/></text:span></text:p>
            <text:p text:style-name="P10"><text:span text:style-name="T10_1">Milestone</text:span></text:p>
            <text:p text:style-name="P11"><text:span text:style-name="T11_1"><text:tab/><text:tab/><text:tab/></text:span></text:p>
          </table:table-cell>
          <table:table-cell table:style-name="Cell2">
            <text:p text:style-name="P12"><text:span text:style-name="T12_1"><text:tab/><text:tab/><text:tab/><text:tab/></text:span></text:p>
            <text:p text:style-name="P13"><text:span text:style-name="T13_1">Description</text:span><text:span text:style-name="T13_2">,<text:s/></text:span><text:span text:style-name="T13_3">Criteria</text:span><text:span text:style-name="T13_4">,<text:s/></text:span><text:span text:style-name="T13_5">and</text:span><text:span text:style-name="T13_6"><text:s/></text:span><text:span text:style-name="T13_7">Work</text:span><text:span text:style-name="T13_8"><text:s/></text:span><text:span text:style-name="T13_9">Products</text:span></text:p>
            <text:p text:style-name="P14"><text:span text:style-name="T14_1"><text:tab/><text:tab/><text:tab/></text:span></text:p>
          </table:table-cell>
        </table:table-row>
        <table:table-row table:style-name="Row2">
          <table:table-cell table:style-name="Cell3">
            <text:p text:style-name="P15"><text:span text:style-name="T15_1"><text:tab/><text:tab/><text:tab/><text:tab/></text:span></text:p>
            <text:p text:style-name="P16"><text:span text:style-name="T16_1">Detail</text:span><text:span text:style-name="T16_2"><text:s/></text:span><text:span text:style-name="T16_3">of</text:span><text:span text:style-name="T16_4"><text:s/></text:span><text:span text:style-name="T16_5">Implements</text:span><text:span text:style-name="T16_6"><text:s/></text:span><text:span text:style-name="T16_7">the</text:span><text:span text:style-name="T16_8"><text:s/></text:span><text:span text:style-name="T16_9">Inventory</text:span><text:span text:style-name="T16_10"><text:s/></text:span><text:span text:style-name="T16_11">System</text:span></text:p>
            <text:p text:style-name="P17"><text:span text:style-name="T17_1"><text:tab/><text:tab/><text:tab/></text:span></text:p>
          </table:table-cell>
          <table:table-cell table:style-name="Cell4">
            <text:p text:style-name="P18"><text:span text:style-name="T18_1"><text:tab/><text:tab/><text:tab/><text:tab/></text:span></text:p>
            <text:p text:style-name="P19"><text:span text:style-name="T19_1">Design</text:span><text:span text:style-name="T19_2"><text:s/></text:span><text:span text:style-name="T19_3">the</text:span><text:span text:style-name="T19_4"><text:s/></text:span><text:span text:style-name="T19_5">diagram</text:span><text:span text:style-name="T19_6">(</text:span><text:span text:style-name="T19_7">UML</text:span><text:span text:style-name="T19_8">)<text:s/></text:span><text:span text:style-name="T19_9">which</text:span><text:span text:style-name="T19_10"><text:s/></text:span><text:span text:style-name="T19_11">relate</text:span><text:span text:style-name="T19_12"><text:s/></text:span><text:span text:style-name="T19_13">to</text:span><text:span text:style-name="T19_14"><text:s/></text:span><text:span text:style-name="T19_15">inventory</text:span><text:span text:style-name="T19_16"><text:s/></text:span><text:span text:style-name="T19_17">system</text:span><text:span text:style-name="T19_18"><text:s/></text:span><text:span text:style-name="T19_19">use</text:span><text:span text:style-name="T19_20"><text:s/></text:span><text:span text:style-name="T19_21">cases</text:span><text:span text:style-name="T19_22">.<text:s/></text:span><text:span text:style-name="T19_23">Analyze</text:span><text:span text:style-name="T19_24"><text:s/></text:span><text:span text:style-name="T19_25">the</text:span><text:span text:style-name="T19_26"><text:s/></text:span><text:span text:style-name="T19_27">performance</text:span><text:span text:style-name="T19_28"><text:s/></text:span><text:span text:style-name="T19_29">of</text:span><text:span text:style-name="T19_30"><text:s/></text:span><text:span text:style-name="T19_31">the</text:span><text:span text:style-name="T19_32"><text:s/></text:span><text:span text:style-name="T19_33">feature</text:span><text:span text:style-name="T19_34"><text:s/></text:span><text:span text:style-name="T19_35">in</text:span><text:span text:style-name="T19_36"><text:s/></text:span><text:span text:style-name="T19_37">interaction</text:span><text:span text:style-name="T19_38"><text:s/></text:span><text:span text:style-name="T19_39">diagram</text:span><text:span text:style-name="T19_40">.<text:s/></text:span><text:span text:style-name="T19_41">Important</text:span><text:span text:style-name="T19_42"><text:s/></text:span><text:span text:style-name="T19_43">feature</text:span><text:span text:style-name="T19_44"><text:s/></text:span><text:span text:style-name="T19_45">will</text:span><text:span text:style-name="T19_46"><text:s/></text:span><text:span text:style-name="T19_47">be</text:span><text:span text:style-name="T19_48"><text:s/></text:span><text:span text:style-name="T19_49">implemented</text:span><text:span text:style-name="T19_50"><text:s/></text:span><text:span text:style-name="T19_51">first</text:span><text:span text:style-name="T19_52"><text:s/></text:span><text:span text:style-name="T19_53">for</text:span><text:span text:style-name="T19_54"><text:s/></text:span><text:span text:style-name="T19_55">example</text:span><text:span text:style-name="T19_56"><text:s/></text:span><text:span text:style-name="T19_57">add</text:span><text:span text:style-name="T19_58"><text:s/></text:span><text:span text:style-name="T19_59">item</text:span><text:span text:style-name="T19_60">.</text:span></text:p>
            <text:p text:style-name="P20"><text:span text:style-name="T20_1"><text:tab/><text:tab/><text:tab/></text:span></text:p>
          </table:table-cell>
        </table:table-row>
      </table:table>
      <text:h text:style-name="P21" text:outline-level="10"><text:bookmark-start text:name="h.ap9cj0470v7l"/><text:bookmark-end text:name="h.ap9cj0470v7l"/><text:span text:style-name="T21_1">2.</text:span><text:span text:style-name="T21_2">Iteration</text:span><text:span text:style-name="T21_3"><text:s/></text:span><text:span text:style-name="T21_4">Objectives</text:span></text:h>
      <text:p text:style-name="P22"><text:span text:style-name="T22_1">Selected</text:span><text:span text:style-name="T22_2"><text:s/></text:span><text:span text:style-name="T22_3">Used</text:span><text:span text:style-name="T22_4"><text:s/></text:span><text:span text:style-name="T22_5">case</text:span><text:span text:style-name="T22_6"><text:s/></text:span><text:span text:style-name="T22_7">for</text:span><text:span text:style-name="T22_8"><text:s/></text:span><text:span text:style-name="T22_9">this</text:span><text:span text:style-name="T22_10"><text:s/></text:span><text:span text:style-name="T22_11">iteration</text:span><text:span text:style-name="T22_12"><text:s/>:</text:span></text:p>
      <text:p text:style-name="P23"/>
      <text:p text:style-name="P24"><text:span text:style-name="T24_1">UC</text:span><text:span text:style-name="T24_2">1</text:span><text:span text:style-name="T24_3"><text:s/>:<text:s/></text:span><text:span text:style-name="T24_4">Add</text:span><text:span text:style-name="T24_5"><text:s/></text:span><text:span text:style-name="T24_6">Item</text:span><text:span text:style-name="T24_7"><text:s/></text:span><text:span text:style-name="T24_8">to</text:span><text:span text:style-name="T24_9"><text:s/></text:span><text:span text:style-name="T24_10">Inventory</text:span><text:span text:style-name="T24_11"><text:s/></text:span></text:p>
      <text:p text:style-name="P25"><text:span text:style-name="T25_1">First</text:span><text:span text:style-name="T25_2">,<text:s/></text:span><text:span text:style-name="T25_3">a</text:span><text:span text:style-name="T25_4"><text:s/></text:span><text:span text:style-name="T25_5">customer</text:span><text:span text:style-name="T25_6"><text:s/></text:span><text:span text:style-name="T25_7">touch</text:span><text:span text:style-name="T25_8"><text:s/></text:span><text:span text:style-name="T25_9">on</text:span><text:span text:style-name="T25_10"><text:s/></text:span><text:span text:style-name="T25_11">add</text:span><text:span text:style-name="T25_12"><text:s/></text:span><text:span text:style-name="T25_13">button</text:span><text:span text:style-name="T25_14">.<text:s text:c="2"/></text:span><text:span text:style-name="T25_15">Next</text:span><text:span text:style-name="T25_16">,<text:s/></text:span><text:span text:style-name="T25_17">he</text:span><text:span text:style-name="T25_18"><text:s/></text:span><text:span text:style-name="T25_19">must</text:span><text:span text:style-name="T25_20"><text:s/></text:span><text:span text:style-name="T25_21">add</text:span><text:span text:style-name="T25_22"><text:s/></text:span><text:span text:style-name="T25_23">products</text:span><text:span text:style-name="T25_24"><text:s/></text:span><text:span text:style-name="T25_25">by</text:span><text:span text:style-name="T25_26"><text:s/></text:span><text:span text:style-name="T25_27">type</text:span><text:span text:style-name="T25_28"><text:s/></text:span><text:span text:style-name="T25_29">products</text:span><text:span text:style-name="T25_30">’<text:s/></text:span><text:span text:style-name="T25_31">details</text:span><text:span text:style-name="T25_32"><text:s/></text:span><text:span text:style-name="T25_33">for</text:span><text:span text:style-name="T25_34"><text:s/></text:span><text:span text:style-name="T25_35">example</text:span><text:span text:style-name="T25_36"><text:s text:c="2"/></text:span><text:span text:style-name="T25_37">name</text:span><text:span text:style-name="T25_38">,<text:s/></text:span><text:span text:style-name="T25_39">ID</text:span><text:span text:style-name="T25_40">,<text:s/></text:span><text:span text:style-name="T25_41">quantity</text:span><text:span text:style-name="T25_42">,<text:s/></text:span><text:span text:style-name="T25_43">and</text:span><text:span text:style-name="T25_44"><text:s/></text:span><text:span text:style-name="T25_45">price</text:span><text:span text:style-name="T25_46">.<text:s/></text:span><text:span text:style-name="T25_47">After</text:span><text:span text:style-name="T25_48"><text:s/></text:span><text:span text:style-name="T25_49">that</text:span><text:span text:style-name="T25_50"><text:s/></text:span><text:span text:style-name="T25_51">customer</text:span><text:span text:style-name="T25_52"><text:s/></text:span><text:span text:style-name="T25_53">touch</text:span><text:span text:style-name="T25_54"><text:s/></text:span><text:span text:style-name="T25_55">on</text:span><text:span text:style-name="T25_56"><text:s/></text:span><text:span text:style-name="T25_57">confirm</text:span><text:span text:style-name="T25_58"><text:s/></text:span><text:span text:style-name="T25_59">button</text:span><text:span text:style-name="T25_60">.</text:span></text:p>
      <text:p text:style-name="P26"/>
      <text:p text:style-name="P27"><text:span text:style-name="T27_1">UC</text:span><text:span text:style-name="T27_2">2</text:span><text:span text:style-name="T27_3"><text:s/>:</text:span><text:span text:style-name="T27_4"><text:s/></text:span><text:span text:style-name="T27_5">Remove</text:span><text:span text:style-name="T27_6"><text:s/></text:span><text:span text:style-name="T27_7">Item</text:span><text:span text:style-name="T27_8"><text:s/></text:span><text:span text:style-name="T27_9">from</text:span><text:span text:style-name="T27_10"><text:s/></text:span><text:span text:style-name="T27_11">Inventory</text:span><text:span text:style-name="T27_12"><text:s/></text:span></text:p>
      <text:p text:style-name="P28"><text:span text:style-name="T28_1"><text:tab/></text:span><text:span text:style-name="T28_2">A</text:span><text:span text:style-name="T28_3"><text:s/></text:span><text:span text:style-name="T28_4">customer</text:span><text:span text:style-name="T28_5"><text:s/></text:span><text:span text:style-name="T28_6">open</text:span><text:span text:style-name="T28_7"><text:s/></text:span><text:span text:style-name="T28_8">the</text:span><text:span text:style-name="T28_9"><text:s/></text:span><text:span text:style-name="T28_10">inventory</text:span><text:span text:style-name="T28_11"><text:s/></text:span><text:span text:style-name="T28_12">site</text:span><text:span text:style-name="T28_13"><text:s/></text:span><text:span text:style-name="T28_14">in</text:span><text:span text:style-name="T28_15"><text:s/></text:span><text:span text:style-name="T28_16">the</text:span><text:span text:style-name="T28_17"><text:s/></text:span><text:span text:style-name="T28_18">application</text:span><text:span text:style-name="T28_19">,<text:s/></text:span><text:span text:style-name="T28_20">touch</text:span><text:span text:style-name="T28_21"><text:s/></text:span><text:span text:style-name="T28_22">on</text:span><text:span text:style-name="T28_23"><text:s/></text:span><text:span text:style-name="T28_24">the</text:span><text:span text:style-name="T28_25"><text:s/></text:span><text:span text:style-name="T28_26">item</text:span><text:span text:style-name="T28_27"><text:s/></text:span><text:span text:style-name="T28_28">that</text:span><text:span text:style-name="T28_29"><text:s/></text:span><text:span text:style-name="T28_30">will</text:span><text:span text:style-name="T28_31"><text:s/></text:span><text:span text:style-name="T28_32">be</text:span><text:span text:style-name="T28_33"><text:s/></text:span><text:span text:style-name="T28_34">removed</text:span><text:span text:style-name="T28_35">,<text:s/></text:span><text:span text:style-name="T28_36">confirm</text:span><text:span text:style-name="T28_37"><text:s/></text:span><text:span text:style-name="T28_38">box</text:span><text:span text:style-name="T28_39"><text:s/></text:span><text:span text:style-name="T28_40">will</text:span><text:span text:style-name="T28_41"><text:s/></text:span><text:span text:style-name="T28_42">immediately</text:span><text:span text:style-name="T28_43"><text:s/></text:span><text:span text:style-name="T28_44">appear</text:span><text:span text:style-name="T28_45">.<text:s/></text:span><text:span text:style-name="T28_46">The</text:span><text:span text:style-name="T28_47"><text:s/></text:span><text:span text:style-name="T28_48">customer</text:span><text:span text:style-name="T28_49"><text:s/></text:span><text:span text:style-name="T28_50">confirms</text:span><text:span text:style-name="T28_51"><text:s/></text:span><text:span text:style-name="T28_52">remove</text:span><text:span text:style-name="T28_53"><text:s/></text:span><text:span text:style-name="T28_54">the</text:span><text:span text:style-name="T28_55"><text:s/></text:span><text:span text:style-name="T28_56">item</text:span><text:span text:style-name="T28_57">,<text:s/></text:span><text:span text:style-name="T28_58">Item</text:span><text:span text:style-name="T28_59"><text:s/></text:span><text:span text:style-name="T28_60">is</text:span><text:span text:style-name="T28_61"><text:s/></text:span><text:span text:style-name="T28_62">removed</text:span><text:span text:style-name="T28_63"><text:s/></text:span><text:span text:style-name="T28_64">from</text:span><text:span text:style-name="T28_65"><text:s/></text:span><text:span text:style-name="T28_66">the</text:span><text:span text:style-name="T28_67"><text:s/></text:span><text:span text:style-name="T28_68">inventory</text:span><text:span text:style-name="T28_69"><text:s/></text:span><text:span text:style-name="T28_70">system</text:span><text:span text:style-name="T28_71">.</text:span></text:p>
      <text:p text:style-name="P29"/>
      <text:p text:style-name="P30"><text:span text:style-name="T30_1">UC</text:span><text:span text:style-name="T30_2">3</text:span><text:span text:style-name="T30_3"><text:s/>:<text:s/></text:span><text:span text:style-name="T30_4">Edit</text:span><text:span text:style-name="T30_5"><text:s/></text:span><text:span text:style-name="T30_6">Item</text:span><text:span text:style-name="T30_7"><text:s/></text:span><text:span text:style-name="T30_8">in</text:span><text:span text:style-name="T30_9"><text:s/></text:span><text:span text:style-name="T30_10">Inventory</text:span><text:span text:style-name="T30_11"><text:s/></text:span></text:p>
      <text:p text:style-name="P31"><text:span text:style-name="T31_1">A</text:span><text:span text:style-name="T31_2"><text:s/></text:span><text:span text:style-name="T31_3">customer</text:span><text:span text:style-name="T31_4"><text:s/></text:span><text:span text:style-name="T31_5">opens</text:span><text:span text:style-name="T31_6"><text:s/></text:span><text:span text:style-name="T31_7">the</text:span><text:span text:style-name="T31_8"><text:s/></text:span><text:span text:style-name="T31_9">inventory</text:span><text:span text:style-name="T31_10"><text:s/></text:span><text:span text:style-name="T31_11">site</text:span><text:span text:style-name="T31_12"><text:s/></text:span><text:span text:style-name="T31_13">in</text:span><text:span text:style-name="T31_14"><text:s/></text:span><text:span text:style-name="T31_15">the</text:span><text:span text:style-name="T31_16"><text:s/></text:span><text:span text:style-name="T31_17">application</text:span><text:span text:style-name="T31_18">,<text:s/></text:span><text:span text:style-name="T31_19">touch</text:span><text:span text:style-name="T31_20"><text:s/></text:span><text:span text:style-name="T31_21">on</text:span><text:span text:style-name="T31_22"><text:s/></text:span><text:span text:style-name="T31_23">the</text:span><text:span text:style-name="T31_24"><text:s/></text:span><text:span text:style-name="T31_25">item</text:span><text:span text:style-name="T31_26"><text:s/></text:span><text:span text:style-name="T31_27">that</text:span><text:span text:style-name="T31_28"><text:s/></text:span><text:span text:style-name="T31_29">will</text:span><text:span text:style-name="T31_30"><text:s/></text:span><text:span text:style-name="T31_31">be</text:span><text:span text:style-name="T31_32"><text:s/></text:span><text:span text:style-name="T31_33">edited</text:span><text:span text:style-name="T31_34">,<text:s/></text:span><text:span text:style-name="T31_35">the</text:span><text:span text:style-name="T31_36"><text:s/></text:span><text:span text:style-name="T31_37">selected</text:span><text:span text:style-name="T31_38"><text:s/></text:span><text:span text:style-name="T31_39">item</text:span><text:span text:style-name="T31_40"><text:s/></text:span><text:span text:style-name="T31_41">in</text:span><text:span text:style-name="T31_42"><text:s/></text:span><text:span text:style-name="T31_43">the</text:span><text:span text:style-name="T31_44"><text:s/></text:span><text:span text:style-name="T31_45">inventory</text:span><text:span text:style-name="T31_46"><text:s/></text:span><text:span text:style-name="T31_47">will</text:span><text:span text:style-name="T31_48"><text:s/></text:span><text:span text:style-name="T31_49">be</text:span><text:span text:style-name="T31_50"><text:s/></text:span><text:span text:style-name="T31_51">separate</text:span><text:span text:style-name="T31_52"><text:s/></text:span><text:span text:style-name="T31_53">by</text:span><text:span text:style-name="T31_54"><text:s/></text:span><text:span text:style-name="T31_55">color</text:span><text:span text:style-name="T31_56">.<text:s/></text:span><text:span text:style-name="T31_57">The</text:span><text:span text:style-name="T31_58"><text:s/></text:span><text:span text:style-name="T31_59">customer</text:span><text:span text:style-name="T31_60"><text:s/></text:span><text:span text:style-name="T31_61">touch</text:span><text:span text:style-name="T31_62"><text:s/></text:span><text:span text:style-name="T31_63">on</text:span><text:span text:style-name="T31_64"><text:s/></text:span><text:span text:style-name="T31_65">the</text:span><text:span text:style-name="T31_66"><text:s/></text:span><text:span text:style-name="T31_67">edit</text:span><text:span text:style-name="T31_68"><text:s/></text:span><text:span text:style-name="T31_69">button</text:span><text:span text:style-name="T31_70">,<text:s/></text:span><text:span text:style-name="T31_71">edit</text:span><text:span text:style-name="T31_72"><text:s/></text:span><text:span text:style-name="T31_73">site</text:span><text:span text:style-name="T31_74"><text:s/></text:span><text:span text:style-name="T31_75">to</text:span><text:span text:style-name="T31_76"><text:s/></text:span><text:span text:style-name="T31_77">show</text:span><text:span text:style-name="T31_78"><text:s/></text:span><text:span text:style-name="T31_79">up</text:span><text:span text:style-name="T31_80">.<text:s/></text:span><text:span text:style-name="T31_81">The</text:span><text:span text:style-name="T31_82"><text:s/></text:span><text:span text:style-name="T31_83">customer</text:span><text:span text:style-name="T31_84"><text:s/></text:span><text:span text:style-name="T31_85">edits</text:span><text:span text:style-name="T31_86"><text:s/></text:span><text:span text:style-name="T31_87">inventory</text:span><text:span text:style-name="T31_88"><text:s/></text:span><text:span text:style-name="T31_89">item</text:span><text:span text:style-name="T31_90"><text:s/></text:span><text:span text:style-name="T31_91">detail</text:span><text:span text:style-name="T31_92"><text:s/></text:span><text:span text:style-name="T31_93">and</text:span><text:span text:style-name="T31_94"><text:s/></text:span><text:span text:style-name="T31_95">touch</text:span><text:span text:style-name="T31_96"><text:s/></text:span><text:span text:style-name="T31_97">save</text:span><text:span text:style-name="T31_98"><text:s/></text:span><text:span text:style-name="T31_99">to</text:span><text:span text:style-name="T31_100"><text:s/></text:span><text:span text:style-name="T31_101">save</text:span><text:span text:style-name="T31_102"><text:s/></text:span><text:span text:style-name="T31_103">new</text:span><text:span text:style-name="T31_104"><text:s/></text:span><text:span text:style-name="T31_105">details</text:span><text:span text:style-name="T31_106"><text:s/></text:span><text:span text:style-name="T31_107">of</text:span><text:span text:style-name="T31_108"><text:s/></text:span><text:span text:style-name="T31_109">the</text:span><text:span text:style-name="T31_110"><text:s/></text:span><text:span text:style-name="T31_111">item</text:span><text:span text:style-name="T31_112">.<text:s/></text:span><text:span text:style-name="T31_113">The</text:span><text:span text:style-name="T31_114"><text:s/></text:span><text:span text:style-name="T31_115">inventory</text:span><text:span text:style-name="T31_116"><text:s/></text:span><text:span text:style-name="T31_117">item</text:span><text:span text:style-name="T31_118"><text:s/></text:span><text:span text:style-name="T31_119">is</text:span><text:span text:style-name="T31_120"><text:s/></text:span><text:span text:style-name="T31_121">updated</text:span><text:span text:style-name="T31_122">.</text:span></text:p>
      <text:p text:style-name="P32"><text:span text:style-name="T32_1">UC</text:span><text:span text:style-name="T32_2">4</text:span><text:span text:style-name="T32_3"><text:s/>:<text:s/></text:span><text:span text:style-name="T32_4">Search</text:span><text:span text:style-name="T32_5"><text:s/></text:span><text:span text:style-name="T32_6">for</text:span><text:span text:style-name="T32_7"><text:s/></text:span><text:span text:style-name="T32_8">item</text:span><text:span text:style-name="T32_9"><text:s/></text:span><text:span text:style-name="T32_10">in</text:span><text:span text:style-name="T32_11"><text:s/></text:span><text:span text:style-name="T32_12">Inventory</text:span></text:p>
      <text:p text:style-name="P33"><text:span text:style-name="T33_1"><text:tab/></text:span><text:span text:style-name="T33_2">When</text:span><text:span text:style-name="T33_3"><text:s/></text:span><text:span text:style-name="T33_4">a</text:span><text:span text:style-name="T33_5"><text:s/></text:span><text:span text:style-name="T33_6">customer</text:span><text:span text:style-name="T33_7"><text:s/></text:span><text:span text:style-name="T33_8">need</text:span><text:span text:style-name="T33_9"><text:s/></text:span><text:span text:style-name="T33_10">to</text:span><text:span text:style-name="T33_11"><text:s/></text:span><text:span text:style-name="T33_12">find</text:span><text:span text:style-name="T33_13"><text:s/></text:span><text:span text:style-name="T33_14">item</text:span><text:span text:style-name="T33_15">.<text:s/></text:span><text:span text:style-name="T33_16">He</text:span><text:span text:style-name="T33_17"><text:s/></text:span><text:span text:style-name="T33_18">can</text:span><text:span text:style-name="T33_19"><text:s/></text:span><text:span text:style-name="T33_20">search</text:span><text:span text:style-name="T33_21"><text:s/></text:span><text:span text:style-name="T33_22">it</text:span><text:span text:style-name="T33_23"><text:s/></text:span><text:span text:style-name="T33_24">by</text:span><text:span text:style-name="T33_25"><text:s/></text:span><text:span text:style-name="T33_26">keying</text:span><text:span text:style-name="T33_27"><text:s/></text:span><text:span text:style-name="T33_28">product</text:span><text:span text:style-name="T33_29">’</text:span><text:span text:style-name="T33_30">s</text:span><text:span text:style-name="T33_31"><text:s/></text:span><text:span text:style-name="T33_32">ID</text:span><text:span text:style-name="T33_33"><text:s/></text:span><text:span text:style-name="T33_34">or</text:span><text:span text:style-name="T33_35"><text:s/></text:span><text:span text:style-name="T33_36">products</text:span><text:span text:style-name="T33_37">’<text:s/></text:span><text:span text:style-name="T33_38">name</text:span><text:span text:style-name="T33_39"><text:s/></text:span><text:span text:style-name="T33_40">in</text:span><text:span text:style-name="T33_41"><text:s/></text:span><text:span text:style-name="T33_42">a</text:span><text:span text:style-name="T33_43"><text:s/></text:span><text:span text:style-name="T33_44">searching</text:span><text:span text:style-name="T33_45"><text:s/></text:span><text:span text:style-name="T33_46">bar</text:span><text:span text:style-name="T33_47">.<text:s/></text:span><text:span text:style-name="T33_48">Then</text:span><text:span text:style-name="T33_49"><text:s/></text:span><text:span text:style-name="T33_50">the</text:span><text:span text:style-name="T33_51"><text:s/></text:span><text:span text:style-name="T33_52">inventory</text:span><text:span text:style-name="T33_53"><text:s/></text:span><text:span text:style-name="T33_54">will</text:span><text:span text:style-name="T33_55"><text:s/></text:span><text:span text:style-name="T33_56">search</text:span><text:span text:style-name="T33_57"><text:s/></text:span><text:span text:style-name="T33_58">a</text:span><text:span text:style-name="T33_59"><text:s/></text:span><text:span text:style-name="T33_60">product</text:span><text:span text:style-name="T33_61">.<text:s/></text:span><text:span text:style-name="T33_62">When</text:span><text:span text:style-name="T33_63"><text:s/></text:span><text:span text:style-name="T33_64">the</text:span><text:span text:style-name="T33_65"><text:s/></text:span><text:span text:style-name="T33_66">inventory</text:span><text:span text:style-name="T33_67"><text:s/></text:span><text:span text:style-name="T33_68">finish</text:span><text:span text:style-name="T33_69"><text:s/></text:span><text:span text:style-name="T33_70">searched</text:span><text:span text:style-name="T33_71">,<text:s/></text:span><text:span text:style-name="T33_72">product</text:span><text:span text:style-name="T33_73"><text:s/></text:span><text:span text:style-name="T33_74">will</text:span><text:span text:style-name="T33_75"><text:s/></text:span><text:span text:style-name="T33_76">be</text:span><text:span text:style-name="T33_77"><text:s/></text:span><text:span text:style-name="T33_78">showed</text:span><text:span text:style-name="T33_79">.</text:span></text:p>
      <text:p text:style-name="P34"/>
      <text:p text:style-name="P35"><text:span text:style-name="T35_1">UC</text:span><text:span text:style-name="T35_2">5</text:span><text:span text:style-name="T35_3"><text:s/>:<text:s/></text:span><text:span text:style-name="T35_4">Process</text:span><text:span text:style-name="T35_5"><text:s/></text:span><text:span text:style-name="T35_6">Sale</text:span></text:p>
      <text:p text:style-name="P36"><text:span text:style-name="T36_1"><text:tab/></text:span><text:span text:style-name="T36_2">In</text:span><text:span text:style-name="T36_3"><text:s/></text:span><text:span text:style-name="T36_4">this</text:span><text:span text:style-name="T36_5"><text:s/></text:span><text:span text:style-name="T36_6">iteration</text:span><text:span text:style-name="T36_7"><text:s/></text:span><text:span text:style-name="T36_8">will</text:span><text:span text:style-name="T36_9"><text:s/></text:span><text:span text:style-name="T36_10">do</text:span><text:span text:style-name="T36_11"><text:s/></text:span><text:span text:style-name="T36_12">only</text:span><text:span text:style-name="T36_13"><text:s/></text:span><text:span text:style-name="T36_14">add</text:span><text:span text:style-name="T36_15"><text:s/></text:span><text:span text:style-name="T36_16">item</text:span><text:span text:style-name="T36_17"><text:s/></text:span><text:span text:style-name="T36_18">into</text:span><text:span text:style-name="T36_19"><text:s/></text:span><text:span text:style-name="T36_20">line</text:span><text:span text:style-name="T36_21"><text:s/></text:span><text:span text:style-name="T36_22">item</text:span><text:span text:style-name="T36_23">.</text:span><text:span text:style-name="T36_24">Customer</text:span><text:span text:style-name="T36_25"><text:s/></text:span><text:span text:style-name="T36_26">open</text:span><text:span text:style-name="T36_27"><text:s/></text:span><text:span text:style-name="T36_28">sale</text:span><text:span text:style-name="T36_29"><text:s/></text:span><text:span text:style-name="T36_30">page</text:span><text:span text:style-name="T36_31">.<text:s/></text:span><text:span text:style-name="T36_32">When</text:span><text:span text:style-name="T36_33"><text:s/></text:span><text:span text:style-name="T36_34">customer</text:span><text:span text:style-name="T36_35"><text:s/></text:span><text:span text:style-name="T36_36">tab</text:span><text:span text:style-name="T36_37"><text:s/></text:span><text:span text:style-name="T36_38">on</text:span><text:span text:style-name="T36_39"><text:s/></text:span><text:span text:style-name="T36_40">Sale</text:span><text:span text:style-name="T36_41"><text:s/></text:span><text:span text:style-name="T36_42">icon</text:span><text:span text:style-name="T36_43"><text:s/></text:span><text:span text:style-name="T36_44">input</text:span><text:span text:style-name="T36_45"><text:s/></text:span><text:span text:style-name="T36_46">box</text:span><text:span text:style-name="T36_47"><text:s/></text:span><text:span text:style-name="T36_48">appeared</text:span><text:span text:style-name="T36_49"><text:s/></text:span><text:span text:style-name="T36_50">to</text:span><text:span text:style-name="T36_51"><text:s/></text:span><text:span text:style-name="T36_52">input</text:span><text:span text:style-name="T36_53"><text:s/></text:span><text:span text:style-name="T36_54">item</text:span><text:span text:style-name="T36_55"><text:s/></text:span><text:span text:style-name="T36_56">quantity</text:span><text:span text:style-name="T36_57"><text:s/></text:span><text:span text:style-name="T36_58">and</text:span><text:span text:style-name="T36_59"><text:s/></text:span><text:span text:style-name="T36_60">then</text:span><text:span text:style-name="T36_61"><text:s/></text:span><text:span text:style-name="T36_62">touch</text:span><text:span text:style-name="T36_63"><text:s/></text:span><text:span text:style-name="T36_64">confirm</text:span><text:span text:style-name="T36_65"><text:s/></text:span><text:span text:style-name="T36_66">button</text:span><text:span text:style-name="T36_67"><text:s/></text:span><text:span text:style-name="T36_68">to</text:span><text:span text:style-name="T36_69"><text:s/></text:span><text:span text:style-name="T36_70">confirm</text:span><text:span text:style-name="T36_71">.<text:s/></text:span><text:span text:style-name="T36_72">Item</text:span><text:span text:style-name="T36_73"><text:s/></text:span><text:span text:style-name="T36_74">will</text:span><text:span text:style-name="T36_75"><text:s/></text:span><text:span text:style-name="T36_76">be</text:span><text:span text:style-name="T36_77"><text:s/></text:span><text:span text:style-name="T36_78">added</text:span><text:span text:style-name="T36_79"><text:s/></text:span><text:span text:style-name="T36_80">into</text:span><text:span text:style-name="T36_81"><text:s/></text:span><text:span text:style-name="T36_82">line</text:span><text:span text:style-name="T36_83"><text:s/></text:span><text:span text:style-name="T36_84">item</text:span><text:span text:style-name="T36_85">.<text:s/></text:span><text:span text:style-name="T36_86">In</text:span><text:span text:style-name="T36_87"><text:s/></text:span><text:span text:style-name="T36_88">line</text:span><text:span text:style-name="T36_89"><text:s/></text:span><text:span text:style-name="T36_90">item</text:span><text:span text:style-name="T36_91"><text:s/></text:span><text:span text:style-name="T36_92">will</text:span><text:span text:style-name="T36_93"><text:s/></text:span><text:span text:style-name="T36_94">display</text:span><text:span text:style-name="T36_95"><text:s/></text:span><text:span text:style-name="T36_96">product</text:span><text:span text:style-name="T36_97"><text:s/></text:span><text:span text:style-name="T36_98">details</text:span><text:span text:style-name="T36_99">.</text:span></text:p>
      <text:p text:style-name="P37"/>
      <text:p text:style-name="P38"/>
      <text:p text:style-name="P39"/>
      <text:p text:style-name="P40"/>
      <text:p text:style-name="P41"><text:span text:style-name="T41_1">3.</text:span><text:span text:style-name="T41_2">Tasks</text:span></text:p>
      <text:p text:style-name="P42"><text:span text:style-name="T42_1">Design</text:span><text:span text:style-name="T42_2"><text:s/></text:span><text:span text:style-name="T42_3">classes</text:span><text:span text:style-name="T42_4"><text:s/></text:span><text:span text:style-name="T42_5">component</text:span><text:span text:style-name="T42_6"><text:s/></text:span><text:span text:style-name="T42_7">for</text:span><text:span text:style-name="T42_8"><text:s/></text:span><text:span text:style-name="T42_9">iteration</text:span><text:span text:style-name="T42_10">.<text:s/></text:span><text:span text:style-name="T42_11">First</text:span><text:span text:style-name="T42_12"><text:s/></text:span><text:span text:style-name="T42_13">will</text:span><text:span text:style-name="T42_14"><text:s/></text:span><text:span text:style-name="T42_15">base</text:span><text:span text:style-name="T42_16"><text:s/></text:span><text:span text:style-name="T42_17">on</text:span><text:span text:style-name="T42_18"><text:s/></text:span><text:span text:style-name="T42_19">UC</text:span><text:span text:style-name="T42_20">1<text:s/>-<text:s/></text:span><text:span text:style-name="T42_21">UC</text:span><text:span text:style-name="T42_22">3<text:s/></text:span><text:span text:style-name="T42_23">which</text:span><text:span text:style-name="T42_24"><text:s/></text:span><text:span text:style-name="T42_25">relate</text:span><text:span text:style-name="T42_26"><text:s/></text:span><text:span text:style-name="T42_27">to</text:span></text:p>
      <text:p text:style-name="P43"><text:span text:style-name="T43_1">UC</text:span><text:span text:style-name="T43_2">1<text:s/>:<text:s/></text:span><text:span text:style-name="T43_3">Add</text:span><text:span text:style-name="T43_4"><text:s/></text:span><text:span text:style-name="T43_5">Item</text:span><text:span text:style-name="T43_6"><text:s/></text:span><text:span text:style-name="T43_7">to</text:span><text:span text:style-name="T43_8"><text:s/></text:span><text:span text:style-name="T43_9">Inventory</text:span><text:span text:style-name="T43_10"><text:s/></text:span><text:span text:style-name="T43_11">System</text:span><text:span text:style-name="T43_12"><text:s/>,<text:s/></text:span><text:span text:style-name="T43_13">UC</text:span><text:span text:style-name="T43_14">2<text:s/>:<text:s/></text:span><text:span text:style-name="T43_15">Remove</text:span><text:span text:style-name="T43_16"><text:s/></text:span><text:span text:style-name="T43_17">Item</text:span><text:span text:style-name="T43_18"><text:s/></text:span><text:span text:style-name="T43_19">to</text:span><text:span text:style-name="T43_20"><text:s/></text:span><text:span text:style-name="T43_21">Inventory</text:span><text:span text:style-name="T43_22"><text:s/></text:span><text:span text:style-name="T43_23">System</text:span><text:span text:style-name="T43_24"><text:s/>,</text:span></text:p>
      <text:p text:style-name="P44"><text:span text:style-name="T44_1">UC</text:span><text:span text:style-name="T44_2">3<text:s/>:<text:s/></text:span><text:span text:style-name="T44_3">Edit</text:span><text:span text:style-name="T44_4"><text:s/></text:span><text:span text:style-name="T44_5">Item</text:span><text:span text:style-name="T44_6"><text:s/></text:span><text:span text:style-name="T44_7">to</text:span><text:span text:style-name="T44_8"><text:s/></text:span><text:span text:style-name="T44_9">Inventory</text:span><text:span text:style-name="T44_10"><text:s/></text:span><text:span text:style-name="T44_11">System</text:span><text:span text:style-name="T44_12">.<text:s/></text:span><text:span text:style-name="T44_13">Implement</text:span><text:span text:style-name="T44_14"><text:s/></text:span><text:span text:style-name="T44_15">first</text:span><text:span text:style-name="T44_16"><text:s/></text:span><text:span text:style-name="T44_17">part</text:span><text:span text:style-name="T44_18"><text:s/></text:span><text:span text:style-name="T44_19">of</text:span><text:span text:style-name="T44_20"><text:s/></text:span><text:span text:style-name="T44_21">the</text:span><text:span text:style-name="T44_22"><text:s/></text:span><text:span text:style-name="T44_23">system</text:span><text:span text:style-name="T44_24">.<text:s/></text:span><text:span text:style-name="T44_25">Update</text:span><text:span text:style-name="T44_26"><text:s/></text:span><text:span text:style-name="T44_27">design</text:span><text:span text:style-name="T44_28"><text:s/></text:span><text:span text:style-name="T44_29">classes</text:span><text:span text:style-name="T44_30"><text:s/></text:span><text:span text:style-name="T44_31">component</text:span><text:span text:style-name="T44_32"><text:s/></text:span><text:span text:style-name="T44_33">for</text:span><text:span text:style-name="T44_34"><text:s/></text:span><text:span text:style-name="T44_35">UC</text:span><text:span text:style-name="T44_36">4<text:s/></text:span><text:span text:style-name="T44_37">and</text:span><text:span text:style-name="T44_38"><text:s/></text:span><text:span text:style-name="T44_39">start</text:span><text:span text:style-name="T44_40"><text:s/></text:span><text:span text:style-name="T44_41">iteration</text:span><text:span text:style-name="T44_42"><text:s/></text:span><text:span text:style-name="T44_43">for</text:span><text:span text:style-name="T44_44"><text:s/></text:span><text:span text:style-name="T44_45">UC</text:span><text:span text:style-name="T44_46">4.</text:span></text:p>
      <text:p text:style-name="P45"><text:span text:style-name="T45_1">After</text:span><text:span text:style-name="T45_2"><text:s/></text:span><text:span text:style-name="T45_3">finish</text:span><text:span text:style-name="T45_4"><text:s/></text:span><text:span text:style-name="T45_5">created</text:span><text:span text:style-name="T45_6"><text:s/></text:span><text:span text:style-name="T45_7">inventory</text:span><text:span text:style-name="T45_8"><text:s/></text:span><text:span text:style-name="T45_9">system</text:span><text:span text:style-name="T45_10"><text:s/>,</text:span><text:span text:style-name="T45_11">Update</text:span><text:span text:style-name="T45_12"><text:s/></text:span><text:span text:style-name="T45_13">design</text:span><text:span text:style-name="T45_14"><text:s/></text:span><text:span text:style-name="T45_15">classes</text:span><text:span text:style-name="T45_16"><text:s/></text:span><text:span text:style-name="T45_17">component</text:span><text:span text:style-name="T45_18"><text:s/></text:span><text:span text:style-name="T45_19">for</text:span><text:span text:style-name="T45_20"><text:s/></text:span><text:span text:style-name="T45_21">UC</text:span><text:span text:style-name="T45_22">5<text:s/></text:span><text:span text:style-name="T45_23">and</text:span><text:span text:style-name="T45_24"><text:s/></text:span><text:span text:style-name="T45_25">start</text:span><text:span text:style-name="T45_26"><text:s/></text:span><text:span text:style-name="T45_27">iteration</text:span><text:span text:style-name="T45_28"><text:s/></text:span><text:span text:style-name="T45_29">for</text:span><text:span text:style-name="T45_30"><text:s/></text:span><text:span text:style-name="T45_31">UC</text:span><text:span text:style-name="T45_32">5.</text:span></text:p>
      <text:p text:style-name="P46"/>
      <text:p text:style-name="P47"><text:span text:style-name="T47_1">Create</text:span><text:span text:style-name="T47_2"><text:s/></text:span><text:span text:style-name="T47_3">wiki</text:span><text:span text:style-name="T47_4"><text:s/></text:span><text:span text:style-name="T47_5">page</text:span><text:span text:style-name="T47_6"><text:s/>,<text:s/></text:span><text:span text:style-name="T47_7">document</text:span><text:span text:style-name="T47_8"><text:s/></text:span><text:span text:style-name="T47_9">and</text:span><text:span text:style-name="T47_10"><text:s/></text:span><text:span text:style-name="T47_11">plan</text:span><text:span text:style-name="T47_12"><text:s/></text:span><text:span text:style-name="T47_13">for</text:span><text:span text:style-name="T47_14"><text:s/></text:span><text:span text:style-name="T47_15">next</text:span><text:span text:style-name="T47_16"><text:s/></text:span><text:span text:style-name="T47_17">iteration</text:span><text:span text:style-name="T47_18">.</text:span></text:p>
      <text:p text:style-name="P48"/>
      <text:p text:style-name="P49"><text:span text:style-name="T49_1"><text:tab/></text:span></text:p>
      <text:p text:style-name="P50"><text:span text:style-name="T50_1">Task</text:span><text:span text:style-name="T50_2"><text:s/></text:span><text:span text:style-name="T50_3">Table</text:span></text:p>
      <text:p text:style-name="P51"/>
      <text:p text:style-name="P52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53"><text:span text:style-name="T53_1"><text:tab/><text:tab/><text:tab/><text:tab/></text:span></text:p>
            <text:p text:style-name="P54"><text:span text:style-name="T54_1">Task</text:span></text:p>
            <text:p text:style-name="P55"><text:span text:style-name="T55_1"><text:tab/><text:tab/><text:tab/></text:span></text:p>
          </table:table-cell>
          <table:table-cell table:style-name="Cell6">
            <text:p text:style-name="P56"><text:span text:style-name="T56_1"><text:tab/><text:tab/><text:tab/><text:tab/></text:span></text:p>
            <text:p text:style-name="P57"><text:span text:style-name="T57_1">Assigned</text:span><text:span text:style-name="T57_2"><text:s/></text:span><text:span text:style-name="T57_3">to</text:span></text:p>
            <text:p text:style-name="P58"><text:span text:style-name="T58_1"><text:tab/><text:tab/><text:tab/></text:span></text:p>
          </table:table-cell>
        </table:table-row>
        <table:table-row table:style-name="Row4">
          <table:table-cell table:style-name="Cell7">
            <text:p text:style-name="P59"><text:span text:style-name="T59_1">Detailed</text:span><text:span text:style-name="T59_2"><text:s/></text:span></text:p>
            <text:p text:style-name="P60"><text:span text:style-name="T60_1">Design</text:span><text:span text:style-name="T60_2"><text:s/></text:span><text:span text:style-name="T60_3">of</text:span><text:span text:style-name="T60_4"><text:s/></text:span><text:span text:style-name="T60_5">inventory</text:span><text:span text:style-name="T60_6"><text:s/></text:span><text:span text:style-name="T60_7">component</text:span><text:span text:style-name="T60_8"><text:s/></text:span><text:span text:style-name="T60_9">classes</text:span><text:span text:style-name="T60_10"><text:s/></text:span></text:p>
            <text:p text:style-name="P61"><text:span text:style-name="T61_1">(</text:span><text:span text:style-name="T61_2">UC</text:span><text:span text:style-name="T61_3">1<text:s/>-<text:s/></text:span><text:span text:style-name="T61_4">UC</text:span><text:span text:style-name="T61_5">3)</text:span></text:p>
            <text:p text:style-name="P62"><text:span text:style-name="T62_1"><text:tab/><text:tab/><text:tab/></text:span></text:p>
          </table:table-cell>
          <table:table-cell table:style-name="Cell8">
            <text:p text:style-name="P63"><text:span text:style-name="T63_1">Suwijak</text:span><text:span text:style-name="T63_2"><text:s/></text:span><text:span text:style-name="T63_3">Chaipipat</text:span></text:p>
            <text:p text:style-name="P64"><text:span text:style-name="T64_1">Eknarin</text:span><text:span text:style-name="T64_2"><text:s/></text:span><text:span text:style-name="T64_3">Thirayothin</text:span></text:p>
            <text:p text:style-name="P65"><text:span text:style-name="T65_1"><text:tab/><text:tab/><text:tab/></text:span></text:p>
          </table:table-cell>
        </table:table-row>
        <table:table-row table:style-name="Row5">
          <table:table-cell table:style-name="Cell9">
            <text:p text:style-name="P66"><text:span text:style-name="T66_1">Detailed</text:span><text:span text:style-name="T66_2"><text:s/></text:span></text:p>
            <text:p text:style-name="P67"><text:span text:style-name="T67_1">Design</text:span><text:span text:style-name="T67_2"><text:s/></text:span><text:span text:style-name="T67_3">of</text:span><text:span text:style-name="T67_4"><text:s/></text:span><text:span text:style-name="T67_5">inventory</text:span><text:span text:style-name="T67_6"><text:s/></text:span><text:span text:style-name="T67_7">component</text:span><text:span text:style-name="T67_8"><text:s/></text:span><text:span text:style-name="T67_9">classes</text:span><text:span text:style-name="T67_10"><text:s/>(</text:span><text:span text:style-name="T67_11">UC</text:span><text:span text:style-name="T67_12">4)</text:span></text:p>
            <text:p text:style-name="P68"/>
          </table:table-cell>
          <table:table-cell table:style-name="Cell10">
            <text:p text:style-name="P69"/>
          </table:table-cell>
        </table:table-row>
        <table:table-row table:style-name="Row6">
          <table:table-cell table:style-name="Cell11">
            <text:p text:style-name="P70"><text:span text:style-name="T70_1">Design</text:span><text:span text:style-name="T70_2"><text:s/><text:tab/><text:tab/><text:tab/><text:tab/></text:span></text:p>
            <text:p text:style-name="P71"><text:span text:style-name="T71_1">Review</text:span><text:span text:style-name="T71_2"><text:s/></text:span><text:span text:style-name="T71_3">of</text:span><text:span text:style-name="T71_4"><text:s/></text:span><text:span text:style-name="T71_5">Inventory</text:span><text:span text:style-name="T71_6"><text:s/></text:span><text:span text:style-name="T71_7">component</text:span><text:span text:style-name="T71_8"><text:s/></text:span><text:span text:style-name="T71_9">classes</text:span></text:p>
            <text:p text:style-name="P72"><text:span text:style-name="T72_1"><text:tab/><text:tab/><text:tab/></text:span></text:p>
          </table:table-cell>
          <table:table-cell table:style-name="Cell12">
            <text:p text:style-name="P73"><text:span text:style-name="T73_1"><text:tab/><text:tab/><text:tab/><text:tab/></text:span></text:p>
            <text:p text:style-name="P74"><text:span text:style-name="T74_1">Team</text:span></text:p>
            <text:p text:style-name="P75"><text:span text:style-name="T75_1"><text:tab/><text:tab/><text:tab/></text:span></text:p>
          </table:table-cell>
        </table:table-row>
        <table:table-row table:style-name="Row7">
          <table:table-cell table:style-name="Cell13">
            <text:p text:style-name="P76"><text:span text:style-name="T76_1">Implement</text:span><text:span text:style-name="T76_2"><text:s text:c="2"/></text:span><text:span text:style-name="T76_3">UC</text:span><text:span text:style-name="T76_4">1<text:s/>,<text:s/></text:span><text:span text:style-name="T76_5">UC</text:span><text:span text:style-name="T76_6">2</text:span><text:span text:style-name="T76_7"><text:s/>,<text:s/></text:span><text:span text:style-name="T76_8">UC</text:span><text:span text:style-name="T76_9">3</text:span><text:span text:style-name="T76_10"><text:s/>,<text:s/></text:span><text:span text:style-name="T76_11">UC</text:span><text:span text:style-name="T76_12">4<text:s/></text:span><text:span text:style-name="T76_13"><text:tab/><text:tab/><text:tab/></text:span></text:p>
          </table:table-cell>
          <table:table-cell table:style-name="Cell14">
            <text:p text:style-name="P77"><text:span text:style-name="T77_1"><text:s/><text:tab/><text:tab/></text:span><text:span text:style-name="T77_2"><text:tab/></text:span></text:p>
          </table:table-cell>
        </table:table-row>
        <table:table-row table:style-name="Row8">
          <table:table-cell table:style-name="Cell15">
            <text:p text:style-name="P78"><text:span text:style-name="T78_1">Detailed</text:span><text:span text:style-name="T78_2"><text:s/></text:span></text:p>
            <text:p text:style-name="P79"><text:span text:style-name="T79_1">Update</text:span><text:span text:style-name="T79_2"><text:s/></text:span><text:span text:style-name="T79_3">design</text:span><text:span text:style-name="T79_4"><text:s/></text:span><text:span text:style-name="T79_5">of</text:span><text:span text:style-name="T79_6"><text:s/></text:span><text:span text:style-name="T79_7">sale</text:span><text:span text:style-name="T79_8"><text:s/></text:span><text:span text:style-name="T79_9">system</text:span><text:span text:style-name="T79_10"><text:s/></text:span><text:span text:style-name="T79_11">classes</text:span><text:span text:style-name="T79_12"><text:s/>(</text:span><text:span text:style-name="T79_13">UC</text:span><text:span text:style-name="T79_14">5)</text:span></text:p>
          </table:table-cell>
          <table:table-cell table:style-name="Cell16">
            <text:p text:style-name="P80"/>
          </table:table-cell>
        </table:table-row>
        <table:table-row table:style-name="Row9">
          <table:table-cell table:style-name="Cell17">
            <text:p text:style-name="P81"><text:span text:style-name="T81_1">Implement</text:span><text:span text:style-name="T81_2"><text:s/></text:span><text:span text:style-name="T81_3">UC</text:span><text:span text:style-name="T81_4">5</text:span></text:p>
          </table:table-cell>
          <table:table-cell table:style-name="Cell18">
            <text:p text:style-name="P82"/>
          </table:table-cell>
        </table:table-row>
        <table:table-row table:style-name="Row10">
          <table:table-cell table:style-name="Cell19">
            <text:p text:style-name="P83"><text:span text:style-name="T83_1"><text:tab/><text:tab/><text:tab/><text:tab/></text:span></text:p>
            <text:p text:style-name="P84"><text:span text:style-name="T84_1">Address</text:span><text:span text:style-name="T84_2"><text:s/><text:tab/><text:tab/><text:tab/><text:tab/><text:tab/></text:span></text:p>
            <text:p text:style-name="P85"><text:span text:style-name="T85_1">Add</text:span><text:span text:style-name="T85_2"><text:s/></text:span><text:span text:style-name="T85_3">more</text:span><text:span text:style-name="T85_4"><text:s/></text:span><text:span text:style-name="T85_5">document</text:span><text:span text:style-name="T85_6"><text:s/></text:span><text:span text:style-name="T85_7">to</text:span><text:span text:style-name="T85_8"><text:s/></text:span><text:span text:style-name="T85_9">wiki</text:span><text:span text:style-name="T85_10"><text:s/></text:span><text:span text:style-name="T85_11">page</text:span></text:p>
            <text:p text:style-name="P86"><text:span text:style-name="T86_1"><text:tab/><text:tab/><text:tab/></text:span></text:p>
          </table:table-cell>
          <table:table-cell table:style-name="Cell20">
            <text:p text:style-name="P87"><text:span text:style-name="T87_1"><text:tab/><text:tab/><text:tab/></text:span></text:p>
          </table:table-cell>
        </table:table-row>
        <table:table-row table:style-name="Row11">
          <table:table-cell table:style-name="Cell21">
            <text:p text:style-name="P88"><text:span text:style-name="T88_1"><text:tab/><text:tab/><text:tab/><text:tab/></text:span></text:p>
            <text:p text:style-name="P89"><text:span text:style-name="T89_1">Create</text:span><text:span text:style-name="T89_2"><text:s/><text:tab/><text:tab/><text:tab/><text:tab/></text:span></text:p>
            <text:p text:style-name="P90"><text:span text:style-name="T90_1">Plan</text:span><text:span text:style-name="T90_2"><text:s/></text:span><text:span text:style-name="T90_3">for</text:span><text:span text:style-name="T90_4"><text:s/></text:span><text:span text:style-name="T90_5">next</text:span><text:span text:style-name="T90_6"><text:s/></text:span><text:span text:style-name="T90_7">iteration</text:span></text:p>
            <text:p text:style-name="P91"><text:span text:style-name="T91_1"><text:tab/><text:tab/><text:tab/></text:span></text:p>
          </table:table-cell>
          <table:table-cell table:style-name="Cell22">
            <text:p text:style-name="P92"><text:span text:style-name="T92_1"><text:tab/><text:tab/><text:tab/><text:tab/></text:span></text:p>
            <text:p text:style-name="P93"><text:span text:style-name="T93_1">Eknarin</text:span><text:span text:style-name="T93_2"><text:s/></text:span><text:span text:style-name="T93_3">Thirayothin</text:span></text:p>
            <text:p text:style-name="P94"><text:span text:style-name="T94_1"><text:tab/><text:tab/><text:tab/></text:span></text:p>
          </table:table-cell>
        </table:table-row>
      </table:table>
      <text:p text:style-name="P95"/>
      <text:h text:style-name="P96" text:outline-level="10"><text:bookmark-start text:name="h.xakrfd99s7gm"/><text:bookmark-end text:name="h.xakrfd99s7gm"/><text:span text:style-name="T96_1">4.</text:span><text:span text:style-name="T96_2">Issues</text:span></text:h>
      <text:p text:style-name="P97"><text:span text:style-name="T97_1">-<text:s/></text:span><text:span text:style-name="T97_2">Design</text:span><text:span text:style-name="T97_3"><text:s/></text:span><text:span text:style-name="T97_4">what</text:span><text:span text:style-name="T97_5"><text:s/></text:span><text:span text:style-name="T97_6">user</text:span><text:span text:style-name="T97_7"><text:s/></text:span><text:span text:style-name="T97_8">interface</text:span><text:span text:style-name="T97_9"><text:s/></text:span><text:span text:style-name="T97_10">of</text:span><text:span text:style-name="T97_11"><text:s/></text:span><text:span text:style-name="T97_12">this</text:span><text:span text:style-name="T97_13"><text:s/></text:span><text:span text:style-name="T97_14">POS</text:span><text:span text:style-name="T97_15"><text:s/></text:span><text:span text:style-name="T97_16">application</text:span><text:span text:style-name="T97_17"><text:s/></text:span><text:span text:style-name="T97_18">should</text:span><text:span text:style-name="T97_19"><text:s/></text:span><text:span text:style-name="T97_20">be</text:span><text:span text:style-name="T97_21">.<text:s/></text:span></text:p>
      <text:p text:style-name="P98"><text:span text:style-name="T98_1">-<text:s/></text:span><text:span text:style-name="T98_2">First</text:span><text:span text:style-name="T98_3"><text:s/></text:span><text:span text:style-name="T98_4">time</text:span><text:span text:style-name="T98_5"><text:s/></text:span><text:span text:style-name="T98_6">of</text:span><text:span text:style-name="T98_7"><text:s/></text:span><text:span text:style-name="T98_8">android</text:span><text:span text:style-name="T98_9"><text:s/></text:span><text:span text:style-name="T98_10">application</text:span><text:span text:style-name="T98_11"><text:s/></text:span><text:span text:style-name="T98_12">developed</text:span><text:span text:style-name="T98_13"><text:s/></text:span><text:span text:style-name="T98_14">and</text:span><text:span text:style-name="T98_15"><text:s/></text:span><text:span text:style-name="T98_16">data</text:span><text:span text:style-name="T98_17"><text:s/></text:span><text:span text:style-name="T98_18">base</text:span><text:span text:style-name="T98_19">.</text:span></text:p>
      <text:p text:style-name="P99"/>
      <text:p text:style-name="P100"><text:span text:style-name="T100_1">5.</text:span><text:span text:style-name="T100_2">Evaluation</text:span><text:span text:style-name="T100_3"><text:s/></text:span><text:span text:style-name="T100_4">Criteria</text:span></text:p>
      <text:list text:style-name="LS1" xml:id="list0">
        <text:list-item>
          <text:p text:style-name="P101"><text:span text:style-name="T101_1">Application</text:span><text:span text:style-name="T101_2"><text:s text:c="3"/></text:span><text:span text:style-name="T101_3">can</text:span><text:span text:style-name="T101_4"><text:s/></text:span><text:span text:style-name="T101_5">add</text:span><text:span text:style-name="T101_6"><text:s/></text:span><text:span text:style-name="T101_7">item</text:span><text:span text:style-name="T101_8"><text:s/></text:span><text:span text:style-name="T101_9">to</text:span><text:span text:style-name="T101_10"><text:s/></text:span><text:span text:style-name="T101_11">inventory</text:span><text:span text:style-name="T101_12">.</text:span></text:p>
        </text:list-item>
        <text:list-item>
          <text:p text:style-name="P102"><text:span text:style-name="T102_1">Application</text:span><text:span text:style-name="T102_2"><text:s text:c="3"/></text:span><text:span text:style-name="T102_3">can</text:span><text:span text:style-name="T102_4"><text:s/></text:span><text:span text:style-name="T102_5">edit</text:span><text:span text:style-name="T102_6"><text:s/></text:span><text:span text:style-name="T102_7">item</text:span><text:span text:style-name="T102_8"><text:s/></text:span><text:span text:style-name="T102_9">in</text:span><text:span text:style-name="T102_10"><text:s/></text:span><text:span text:style-name="T102_11">inventory</text:span><text:span text:style-name="T102_12"><text:s/></text:span><text:span text:style-name="T102_13">system</text:span><text:span text:style-name="T102_14">.</text:span></text:p>
        </text:list-item>
        <text:list-item>
          <text:p text:style-name="P103"><text:span text:style-name="T103_1">Application</text:span><text:span text:style-name="T103_2"><text:s text:c="3"/></text:span><text:span text:style-name="T103_3">can</text:span><text:span text:style-name="T103_4"><text:s/></text:span><text:span text:style-name="T103_5">display</text:span><text:span text:style-name="T103_6"><text:s/></text:span><text:span text:style-name="T103_7">a</text:span><text:span text:style-name="T103_8"><text:s/></text:span><text:span text:style-name="T103_9">list</text:span><text:span text:style-name="T103_10"><text:s/></text:span><text:span text:style-name="T103_11">of</text:span><text:span text:style-name="T103_12"><text:s/></text:span><text:span text:style-name="T103_13">all</text:span><text:span text:style-name="T103_14"><text:s/></text:span><text:span text:style-name="T103_15">items</text:span><text:span text:style-name="T103_16">,<text:s/></text:span><text:span text:style-name="T103_17">with</text:span><text:span text:style-name="T103_18"><text:s/></text:span><text:span text:style-name="T103_19">quantity</text:span><text:span text:style-name="T103_20">,<text:s/></text:span><text:span text:style-name="T103_21">in</text:span><text:span text:style-name="T103_22"><text:s/></text:span><text:span text:style-name="T103_23">inventory</text:span><text:span text:style-name="T103_24">.</text:span></text:p>
        </text:list-item>
        <text:list-item>
          <text:p text:style-name="P104"><text:span text:style-name="T104_1">Application</text:span><text:span text:style-name="T104_2"><text:s text:c="3"/></text:span><text:span text:style-name="T104_3">can</text:span><text:span text:style-name="T104_4"><text:s/></text:span><text:span text:style-name="T104_5">remove</text:span><text:span text:style-name="T104_6"><text:s/></text:span><text:span text:style-name="T104_7">item</text:span><text:span text:style-name="T104_8"><text:s/></text:span><text:span text:style-name="T104_9">from</text:span><text:span text:style-name="T104_10"><text:s/></text:span><text:span text:style-name="T104_11">inventory</text:span><text:span text:style-name="T104_12"><text:s/></text:span><text:span text:style-name="T104_13">system</text:span><text:span text:style-name="T104_14">.</text:span></text:p>
        </text:list-item>
        <text:list-item>
          <text:p text:style-name="P105"><text:span text:style-name="T105_1">Application</text:span><text:span text:style-name="T105_2"><text:s text:c="3"/></text:span><text:span text:style-name="T105_3">can</text:span><text:span text:style-name="T105_4"><text:s/></text:span><text:span text:style-name="T105_5">search</text:span><text:span text:style-name="T105_6"><text:s/></text:span><text:span text:style-name="T105_7">for</text:span><text:span text:style-name="T105_8"><text:s/></text:span><text:span text:style-name="T105_9">item</text:span><text:span text:style-name="T105_10"><text:s/></text:span><text:span text:style-name="T105_11">to</text:span><text:span text:style-name="T105_12"><text:s/></text:span><text:span text:style-name="T105_13">inventory</text:span><text:span text:style-name="T105_14"><text:s/></text:span><text:span text:style-name="T105_15">system</text:span><text:span text:style-name="T105_16">.</text:span></text:p>
        </text:list-item>
        <text:list-item>
          <text:p text:style-name="P106"><text:span text:style-name="T106_1">Application</text:span><text:span text:style-name="T106_2"><text:s text:c="3"/></text:span><text:span text:style-name="T106_3">can</text:span><text:span text:style-name="T106_4"><text:s/></text:span><text:span text:style-name="T106_5">add</text:span><text:span text:style-name="T106_6"><text:s/></text:span><text:span text:style-name="T106_7">item</text:span><text:span text:style-name="T106_8"><text:s/></text:span><text:span text:style-name="T106_9">in</text:span><text:span text:style-name="T106_10"><text:s/></text:span><text:span text:style-name="T106_11">process</text:span><text:span text:style-name="T106_12"><text:s/></text:span><text:span text:style-name="T106_13">sale</text:span><text:span text:style-name="T106_14">.</text:span></text:p>
        </text:list-item>
      </text:list>
      <text:h text:style-name="P107" text:outline-level="10"><text:bookmark-start text:name="h.mplhwermudjc"/><text:bookmark-end text:name="h.mplhwermudjc"/><text:span text:style-name="T107_1">6.</text:span><text:span text:style-name="T107_2">System</text:span><text:span text:style-name="T107_3"><text:s/></text:span><text:span text:style-name="T107_4">Tests</text:span></text:h>
      <text:p text:style-name="P108"><text:span text:style-name="T108_1">The</text:span><text:span text:style-name="T108_2"><text:s/></text:span><text:span text:style-name="T108_3">test</text:span><text:span text:style-name="T108_4"><text:s/></text:span><text:span text:style-name="T108_5">that</text:span><text:span text:style-name="T108_6"><text:s/></text:span><text:span text:style-name="T108_7">the</text:span><text:span text:style-name="T108_8"><text:s/></text:span><text:span text:style-name="T108_9">inventory</text:span><text:span text:style-name="T108_10"><text:s/></text:span><text:span text:style-name="T108_11">system</text:span><text:span text:style-name="T108_12"><text:s/></text:span><text:span text:style-name="T108_13">should</text:span><text:span text:style-name="T108_14"><text:s/></text:span><text:span text:style-name="T108_15">have</text:span><text:span text:style-name="T108_16">.<text:s/></text:span><text:span text:style-name="T108_17">They</text:span><text:span text:style-name="T108_18"><text:s/></text:span><text:span text:style-name="T108_19">are</text:span><text:span text:style-name="T108_20"><text:s text:c="2"/></text:span><text:span text:style-name="T108_21">added</text:span><text:span text:style-name="T108_22"><text:s text:c="2"/>/<text:s/></text:span><text:span text:style-name="T108_23">removed</text:span><text:span text:style-name="T108_24"><text:s/>/<text:s/></text:span><text:span text:style-name="T108_25">edited</text:span><text:span text:style-name="T108_26"><text:s/></text:span><text:span text:style-name="T108_27">of</text:span><text:span text:style-name="T108_28"><text:s/></text:span><text:span text:style-name="T108_29">the</text:span><text:span text:style-name="T108_30"><text:s/></text:span><text:span text:style-name="T108_31">inventory</text:span><text:span text:style-name="T108_32"><text:s text:c="2"/></text:span><text:span text:style-name="T108_33">system</text:span><text:span text:style-name="T108_34">.</text:span><text:span text:style-name="T108_35">We</text:span><text:span text:style-name="T108_36"><text:s/></text:span><text:span text:style-name="T108_37">test</text:span><text:span text:style-name="T108_38"><text:s/></text:span><text:span text:style-name="T108_39">this</text:span><text:span text:style-name="T108_40"><text:s/></text:span><text:span text:style-name="T108_41">system</text:span><text:span text:style-name="T108_42"><text:s/></text:span><text:span text:style-name="T108_43">by</text:span><text:span text:style-name="T108_44"><text:s/></text:span><text:span text:style-name="T108_45">add</text:span><text:span text:style-name="T108_46"><text:s/></text:span><text:span text:style-name="T108_47">just</text:span><text:span text:style-name="T108_48"><text:s/></text:span><text:span text:style-name="T108_49">few</text:span><text:span text:style-name="T108_50"><text:s/></text:span><text:span text:style-name="T108_51">items</text:span><text:span text:style-name="T108_52"><text:s/></text:span><text:span text:style-name="T108_53">in</text:span><text:span text:style-name="T108_54"><text:s/></text:span><text:span text:style-name="T108_55">inventory</text:span><text:span text:style-name="T108_56"><text:s/></text:span><text:span text:style-name="T108_57">and</text:span><text:span text:style-name="T108_58"><text:s/></text:span><text:span text:style-name="T108_59">then</text:span><text:span text:style-name="T108_60"><text:s/></text:span><text:span text:style-name="T108_61">remove</text:span><text:span text:style-name="T108_62"><text:s/></text:span><text:span text:style-name="T108_63">some</text:span><text:span text:style-name="T108_64"><text:s/></text:span><text:span text:style-name="T108_65">item</text:span><text:span text:style-name="T108_66"><text:s/></text:span><text:span text:style-name="T108_67">out</text:span><text:span text:style-name="T108_68"><text:s/></text:span><text:span text:style-name="T108_69">and</text:span><text:span text:style-name="T108_70"><text:s/></text:span><text:span text:style-name="T108_71">add</text:span><text:span text:style-name="T108_72"><text:s/></text:span><text:span text:style-name="T108_73">another</text:span><text:span text:style-name="T108_74"><text:s/></text:span><text:span text:style-name="T108_75">item</text:span><text:span text:style-name="T108_76"><text:s/></text:span><text:span text:style-name="T108_77">and</text:span><text:span text:style-name="T108_78"><text:s/></text:span><text:span text:style-name="T108_79">choose</text:span><text:span text:style-name="T108_80"><text:s/></text:span><text:span text:style-name="T108_81">one</text:span><text:span text:style-name="T108_82"><text:s/></text:span><text:span text:style-name="T108_83">item</text:span><text:span text:style-name="T108_84"><text:s/></text:span><text:span text:style-name="T108_85">to</text:span><text:span text:style-name="T108_86"><text:s/></text:span><text:span text:style-name="T108_87">edit</text:span><text:span text:style-name="T108_88">.<text:s/></text:span><text:span text:style-name="T108_89">In</text:span><text:span text:style-name="T108_90"><text:s/></text:span><text:span text:style-name="T108_91">sale</text:span><text:span text:style-name="T108_92"><text:s/></text:span><text:span text:style-name="T108_93">page</text:span><text:span text:style-name="T108_94"><text:s/></text:span><text:span text:style-name="T108_95">when</text:span><text:span text:style-name="T108_96"><text:s/></text:span><text:span text:style-name="T108_97">user</text:span><text:span text:style-name="T108_98"><text:s/></text:span><text:span text:style-name="T108_99">select</text:span><text:span text:style-name="T108_100"><text:s/></text:span><text:span text:style-name="T108_101">item</text:span><text:span text:style-name="T108_102">,<text:s/></text:span><text:span text:style-name="T108_103">it</text:span><text:span text:style-name="T108_104"><text:s/></text:span><text:span text:style-name="T108_105">must</text:span><text:span text:style-name="T108_106"><text:s/></text:span><text:span text:style-name="T108_107">add</text:span><text:span text:style-name="T108_108"><text:s/></text:span><text:span text:style-name="T108_109">item</text:span><text:span text:style-name="T108_110"><text:s/></text:span><text:span text:style-name="T108_111">to</text:span><text:span text:style-name="T108_112"><text:s/></text:span><text:span text:style-name="T108_113">line</text:span><text:span text:style-name="T108_114"><text:s/></text:span><text:span text:style-name="T108_115">item</text:span><text:span text:style-name="T108_11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